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3" svg:font-family="Mangal"/>
    <style:font-face style:name="OpenSymbol" svg:font-family="OpenSymbol"/>
    <style:font-face style:name="Times New Roman2" svg:font-family="'Times New Roman'" style:font-family-generic="roman"/>
    <style:font-face style:name="Times New Roman3"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Helvetica" svg:font-family="Helvetica" style:font-family-generic="swiss" style:font-pitch="variable"/>
    <style:font-face style:name="Mangal2" svg:font-family="Mangal" style:font-family-generic="swiss" style:font-pitch="variable"/>
    <style:font-face style:name="SimSun2" svg:font-family="SimSun"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69d18"/>
    </style:style>
    <style:style style:name="P3" style:family="paragraph" style:parent-style-name="Standard">
      <style:paragraph-properties fo:text-align="center" style:justify-single-word="false"/>
      <style:text-properties officeooo:paragraph-rsid="001a00da"/>
    </style:style>
    <style:style style:name="P4" style:family="paragraph" style:parent-style-name="Standard">
      <style:paragraph-properties fo:text-align="center" style:justify-single-word="false"/>
      <style:text-properties fo:color="#333333"/>
    </style:style>
    <style:style style:name="P5" style:family="paragraph" style:parent-style-name="Standard">
      <style:paragraph-properties fo:text-align="center" style:justify-single-word="false"/>
      <style:text-properties fo:color="#333333" officeooo:paragraph-rsid="00169d18"/>
    </style:style>
    <style:style style:name="P6" style:family="paragraph" style:parent-style-name="Standard">
      <style:paragraph-properties fo:text-align="center" style:justify-single-word="false"/>
      <style:text-properties fo:font-style="italic"/>
    </style:style>
    <style:style style:name="P7" style:family="paragraph" style:parent-style-name="Standard">
      <style:paragraph-properties fo:text-align="center" style:justify-single-word="false"/>
      <style:text-properties fo:font-style="italic" officeooo:paragraph-rsid="00169d18"/>
    </style:style>
    <style:style style:name="P8" style:family="paragraph" style:parent-style-name="Standard">
      <style:text-properties officeooo:paragraph-rsid="00169d18"/>
    </style:style>
    <style:style style:name="P9" style:family="paragraph" style:parent-style-name="Standard">
      <style:paragraph-properties fo:text-align="center" style:justify-single-word="false"/>
      <style:text-properties fo:font-size="22pt" officeooo:paragraph-rsid="001378fa" style:font-size-asian="19.25pt" style:font-size-complex="22pt"/>
    </style:style>
    <style:style style:name="P10" style:family="paragraph" style:parent-style-name="Table_20_Contents">
      <style:paragraph-properties fo:text-align="center" style:justify-single-word="false"/>
      <style:text-properties fo:color="#333333"/>
    </style:style>
    <style:style style:name="P11" style:family="paragraph" style:parent-style-name="Table_20_Contents">
      <style:paragraph-properties fo:text-align="center" style:justify-single-word="false"/>
      <style:text-properties fo:color="#333333" officeooo:paragraph-rsid="00169d18"/>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169d18"/>
    </style:style>
    <style:style style:name="P14" style:family="paragraph" style:parent-style-name="Standard">
      <style:paragraph-properties fo:break-before="page"/>
    </style:style>
    <style:style style:name="P15" style:family="paragraph" style:parent-style-name="Table_20_Contents">
      <style:paragraph-properties fo:margin-top="0.4cm" fo:margin-bottom="0cm" loext:contextual-spacing="false"/>
      <style:text-properties fo:font-size="18pt" fo:font-style="normal" style:font-size-asian="18pt" style:font-style-asian="normal" style:font-size-complex="18pt" style:font-style-complex="normal"/>
    </style:style>
    <style:style style:name="P16" style:family="paragraph" style:parent-style-name="Table_20_Contents">
      <style:paragraph-properties fo:margin-top="0.4cm" fo:margin-bottom="0cm" loext:contextual-spacing="false"/>
      <style:text-properties fo:font-size="18pt" fo:font-style="normal" officeooo:paragraph-rsid="00169d18" style:font-size-asian="18pt" style:font-style-asian="normal" style:font-size-complex="18pt" style:font-style-complex="normal"/>
    </style:style>
    <style:style style:name="P17" style:family="paragraph" style:parent-style-name="Standard" style:master-page-name="Right_20_Page">
      <style:paragraph-properties fo:text-align="center" style:justify-single-word="false" style:page-number="auto"/>
      <style:text-properties officeooo:paragraph-rsid="001a8d7f"/>
    </style:style>
    <style:style style:name="P18" style:family="paragraph" style:parent-style-name="Standard">
      <style:paragraph-properties fo:text-align="center" style:justify-single-word="false"/>
      <style:text-properties officeooo:paragraph-rsid="00169d18"/>
    </style:style>
    <style:style style:name="P19" style:family="paragraph">
      <style:paragraph-properties fo:margin-left="0cm" fo:margin-right="0cm" fo:margin-top="0cm" fo:margin-bottom="0cm" fo:line-height="100%" fo:text-indent="0cm"/>
    </style:style>
    <style:style style:name="P2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P2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P2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Helvetica" fo:font-size="5.69999980926514pt" fo:font-style="normal" fo:text-shadow="none" style:text-underline-style="none" fo:font-weight="normal" style:text-underline-mode="continuous" style:text-overline-mode="continuous" style:text-line-through-mode="continuous" style:letter-kerning="true" style:font-name-asian="Helvetica" style:font-size-asian="5.69999980926514pt" style:font-style-asian="normal" style:font-weight-asian="normal" style:font-name-complex="Helvetica" style:font-size-complex="5.69999980926514pt" style:font-style-complex="normal" style:font-weight-complex="normal" style:text-emphasize="none" style:text-scale="100%" style:font-relief="none" style:text-overline-style="none" style:text-overline-color="font-color"/>
    </style:style>
    <style:style style:name="P28"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Times New Roman1" fo:font-size="14pt" fo:font-style="italic" fo:text-shadow="none" style:text-underline-style="none" fo:font-weight="normal" style:text-underline-mode="continuous" style:text-overline-mode="continuous" style:text-line-through-mode="continuous" style:letter-kerning="true" style:font-name-asian="Helvetica" style:font-size-asian="6.80000019073486pt" style:font-style-asian="normal" style:font-weight-asian="normal" style:font-name-complex="Helvetica" style:font-size-complex="6.80000019073486pt" style:font-style-complex="normal" style:font-weight-complex="normal" style:text-emphasize="none" style:text-scale="100%" style:font-relief="none" style:text-overline-style="none" style:text-overline-color="font-color"/>
    </style:style>
    <style:style style:name="P29"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P32"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1378fa"/>
    </style:style>
    <style:style style:name="T3" style:family="text">
      <style:text-properties style:font-name="Times New Roman"/>
    </style:style>
    <style:style style:name="T4" style:family="text">
      <style:text-properties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text-position="super 58%"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Times New Roman" fo:font-size="10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Times New Roman" fo:font-size="10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 fo:font-size="10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Helvetica" fo:font-size="10pt" fo:font-style="normal" fo:text-shadow="none" style:text-underline-style="none" fo:font-weight="normal" style:text-underline-mode="continuous" style:text-overline-mode="continuous" style:text-line-through-mode="continuous" style:letter-kerning="true" style:font-name-asian="Helvetica" style:font-size-asian="5.69999980926514pt" style:font-style-asian="normal" style:font-weight-asian="normal" style:font-name-complex="Helvetica" style:font-size-complex="5.69999980926514pt"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Times New Roman1" fo:font-size="10pt" fo:font-style="italic" fo:text-shadow="none" style:text-underline-style="none" fo:font-weight="normal" style:text-underline-mode="continuous" style:text-overline-mode="continuous" style:text-line-through-mode="continuous" style:letter-kerning="true" style:font-name-asian="Helvetica" style:font-size-asian="6.80000019073486pt" style:font-style-asian="normal" style:font-weight-asian="normal" style:font-name-complex="Helvetica" style:font-size-complex="6.80000019073486pt"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Times New Roman3" fo:font-size="14pt" fo:font-style="normal" fo:text-shadow="none" style:text-underline-style="none" fo:font-weight="normal" style:letter-kerning="true" style:font-name-asian="Times New Roman3" style:font-size-asian="18pt" style:font-style-asian="normal" style:font-weight-asian="normal" style:font-name-complex="Times New Roman3"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fo:min-height="0.572cm" fo:min-width="0.42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fo:min-height="0.572cm" fo:min-width="0.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3cm" svg:stroke-color="#000000" draw:marker-start-width="0.25cm" draw:marker-start-center="false" draw:marker-end="Arrow" draw:marker-end-width="0.25cm" draw:marker-end-center="false" draw:fill="solid" draw:fill-color="#cfe7f5" draw:textarea-horizontal-align="center" draw:textarea-vertical-align="middle" fo:padding-top="0.141cm" fo:padding-bottom="0.141cm" fo:padding-left="0.265cm" fo:padding-right="0.265cm" draw:shadow="hidden" draw:shadow-offset-x="0.199cm" draw:shadow-offset-y="0.199cm" draw:shadow-color="#808080" style:run-through="foreground"/>
    </style:style>
    <style:style style:name="gr5"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fo:min-height="0.572cm" fo:min-width="0.222cm" fo:padding-top="0.03cm" fo:padding-bottom="0.03cm" fo:padding-left="0.049cm" fo:padding-right="0.049cm" draw:shadow="hidden" draw:shadow-offset-x="0.199cm" draw:shadow-offset-y="0.199cm" draw:shadow-color="#808080" style:run-through="foreground"/>
    </style:style>
    <style:style style:name="gr6" style:family="graphic">
      <style:graphic-properties draw:stroke="dash" draw:stroke-dash="Ultrafine_20_Dashed" svg:stroke-width="0.03cm" svg:stroke-color="#000000" draw:marker-start-width="0.22cm" draw:marker-start-center="false" draw:marker-end-width="0.22cm" draw:marker-end-center="false" draw:fill="solid" draw:fill-color="#cfe7f5"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dash" draw:stroke-dash="Ultrafine_20_Dashed" svg:stroke-width="0.03cm" svg:stroke-color="#000000" draw:marker-start="Arrow" draw:marker-start-width="0.15cm" draw:marker-start-center="false" draw:marker-end-width="0.22cm" draw:marker-end-center="false" draw:fill="solid" draw:fill-color="#cfe7f5"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8" style:family="graphic">
      <style:graphic-properties draw:stroke="solid" svg:stroke-width="0.03cm" svg:stroke-color="#000000" draw:marker-start-width="0.25cm" draw:marker-start-center="false" draw:marker-end-width="0.25cm" draw:marker-end-center="false" draw:fill="solid" draw:fill-color="#cfe7f5" draw:textarea-horizontal-align="center" draw:textarea-vertical-align="middle" fo:padding-top="0.139cm" fo:padding-bottom="0.139cm" fo:padding-left="0.263cm" fo:padding-right="0.263cm" draw:shadow="hidden" draw:shadow-offset-x="0.199cm" draw:shadow-offset-y="0.199cm" draw:shadow-color="#808080" style:run-through="foreground"/>
    </style:style>
    <style:style style:name="gr9" style:family="graphic">
      <style:graphic-properties draw:stroke="solid" svg:stroke-width="0.03cm" svg:stroke-color="#000000" draw:marker-start-width="0.25cm" draw:marker-start-center="false" draw:marker-end="Arrow" draw:marker-end-width="0.25cm" draw:marker-end-center="false" draw:fill="solid" draw:fill-color="#cfe7f5" draw:textarea-horizontal-align="center" draw:textarea-vertical-align="middle" fo:padding-top="0.139cm" fo:padding-bottom="0.139cm" fo:padding-left="0.263cm" fo:padding-right="0.263cm" draw:shadow="hidden" draw:shadow-offset-x="0.199cm" draw:shadow-offset-y="0.199cm" draw:shadow-color="#808080" style:run-through="foreground"/>
    </style:style>
    <style:style style:name="gr10" style:family="graphic">
      <style:graphic-properties draw:stroke="solid" svg:stroke-width="0.03cm" svg:stroke-color="#000000" draw:marker-start-width="0.25cm" draw:marker-start-center="false" draw:marker-end-width="0.25cm" draw:marker-end-center="false" draw:fill="solid" draw:fill-color="#cfe7f5"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dash" draw:stroke-dash="Ultrafine_20_Dashed" svg:stroke-width="0.03cm" svg:stroke-color="#000000" draw:marker-start-width="0.22cm" draw:marker-start-center="false" draw:marker-end="Arrow" draw:marker-end-width="0.15cm" draw:marker-end-center="false" draw:fill="solid" draw:fill-color="#cfe7f5"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2" style:family="graphic">
      <style:graphic-properties style:run-through="foreground"/>
    </style:style>
    <style:style style:name="gr13" style:family="graphic">
      <style:graphic-properties draw:stroke="solid" svg:stroke-width="0.03cm" svg:stroke-color="#000000" draw:marker-start-width="0.25cm" draw:marker-start-center="false" draw:marker-end-width="0.25cm" draw:marker-end-center="false" draw:fill="solid" draw:fill-color="#cfe7f5" draw:textarea-horizontal-align="center" draw:textarea-vertical-align="middle" fo:padding-top="0.141cm" fo:padding-bottom="0.141cm" fo:padding-left="0.265cm" fo:padding-right="0.265cm" draw:shadow="hidden" draw:shadow-offset-x="0.199cm" draw:shadow-offset-y="0.199cm" draw:shadow-color="#808080" style:run-through="foreground"/>
    </style:style>
    <style:style style:name="gr14" style:family="graphic">
      <style:graphic-properties draw:stroke="solid" svg:stroke-width="0.026cm" svg:stroke-color="#000000" draw:marker-start-width="0.199cm" draw:marker-start-center="false"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15" style:family="graphic">
      <style:graphic-properties draw:stroke="none" svg:stroke-width="0cm" svg:stroke-color="#000000" draw:marker-start-width="0.199cm" draw:marker-start-center="false" draw:marker-end-width="0.199cm" draw:marker-end-center="false" draw:fill="none" draw:fill-color="#ffffff" draw:textarea-horizontal-align="justify" draw:auto-grow-width="true" fo:min-height="0.582cm" fo:min-width="1.109cm" fo:padding-top="0.03cm" fo:padding-bottom="0.03cm" fo:padding-left="0.049cm" fo:padding-right="0.049cm" draw:shadow="hidden" draw:shadow-offset-x="0.199cm" draw:shadow-offset-y="0.199cm" draw:shadow-color="#808080" style:run-through="foreground"/>
    </style:style>
    <style:style style:name="gr16"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57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035cm" svg:stroke-color="#000000" draw:marker-start-width="0.199cm" draw:marker-start-center="false"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fo:min-height="0.603cm" fo:min-width="0.383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fo:min-height="0.603cm" fo:min-width="0.53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fo:min-height="0.605cm" fo:min-width="0.53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035cm" svg:stroke-color="#000000"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22"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fo:min-height="0.603cm" fo:min-width="0.53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fo:min-height="0.603cm" fo:min-width="0.35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808080" draw:marker-start-width="0.199cm" draw:marker-start-center="false" draw:marker-end-width="0.199cm" draw:marker-end-center="false" draw:fill="none" draw:fill-color="#ffffff" draw:textarea-horizontal-align="justify" draw:auto-grow-height="true" draw:auto-grow-width="true" draw:fit-to-size="false" fo:min-height="0.545cm" fo:min-width="0.236cm" fo:padding-top="0.03cm" fo:padding-bottom="0.03cm" fo:padding-left="0.049cm" fo:padding-right="0.049cm" draw:shadow="hidden" draw:shadow-offset-x="0.199cm" draw:shadow-offset-y="0.199cm" draw:shadow-color="#808080" style:run-through="foreground"/>
    </style:style>
    <style:style style:name="gr25" style:family="graphic">
      <style:graphic-properties draw:stroke="none" svg:stroke-width="0cm" svg:stroke-color="#000000" draw:marker-start-width="0.199cm" draw:marker-start-center="false" draw:marker-end-width="0.199cm" draw:marker-end-center="false" draw:fill="none" draw:fill-color="#ffffff" draw:textarea-horizontal-align="justify" draw:auto-grow-height="true" draw:auto-grow-width="true" draw:fit-to-size="false" fo:min-height="0.818cm" fo:min-width="0.464cm" fo:padding-top="0.03cm" fo:padding-bottom="0.03cm" fo:padding-left="0.049cm" fo:padding-right="0.049cm" draw:shadow="hidden" draw:shadow-offset-x="0.199cm" draw:shadow-offset-y="0.199cm" draw:shadow-color="#808080" style:run-through="foreground"/>
    </style:style>
    <style:style style:name="gr26" style:family="graphic">
      <style:graphic-properties draw:stroke="none" svg:stroke-width="0cm" svg:stroke-color="#000000" draw:marker-start-width="0.199cm" draw:marker-start-center="false" draw:marker-end-width="0.199cm" draw:marker-end-center="false" draw:fill="none" draw:fill-color="#ffffff" draw:textarea-horizontal-align="justify" draw:auto-grow-height="true" draw:auto-grow-width="true" draw:fit-to-size="false" fo:min-height="0.818cm" fo:min-width="0.568cm" fo:padding-top="0.03cm" fo:padding-bottom="0.03cm" fo:padding-left="0.049cm" fo:padding-right="0.049cm" draw:shadow="hidden" draw:shadow-offset-x="0.199cm" draw:shadow-offset-y="0.199cm" draw:shadow-color="#808080" style:run-through="foreground"/>
    </style:style>
    <style:style style:name="gr27" style:family="graphic">
      <style:graphic-properties draw:stroke="solid" draw:stroke-dash="Dashed_20__28_var_29__20_4" svg:stroke-width="0.041cm" svg:stroke-color="#000000" draw:marker-start="Arrow"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28" style:family="graphic">
      <style:graphic-properties draw:stroke="solid" draw:stroke-dash="Dashed_20__28_var_29__20_20" svg:stroke-width="0.041cm" svg:stroke-color="#000000" draw:marker-start-width="0.062cm" draw:marker-start-center="false" draw:marker-end="Arrow"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29" style:family="graphic">
      <style:graphic-properties draw:stroke="none" svg:stroke-width="0cm" svg:stroke-color="#3465a4" draw:marker-start-width="0.199cm" draw:marker-start-center="false" draw:marker-end-width="0.199cm" draw:marker-end-center="false" draw:fill="none" draw:fill-color="#ffffff" draw:textarea-horizontal-align="left" draw:auto-grow-height="true" draw:auto-grow-width="true" draw:fit-to-size="false" fo:min-height="0.407cm" fo:min-width="0.199cm" fo:padding-top="0cm" fo:padding-bottom="0cm" fo:padding-left="0cm" fo:padding-right="0cm" draw:shadow="hidden" draw:shadow-offset-x="0.199cm" draw:shadow-offset-y="0.199cm" draw:shadow-color="#808080" style:run-through="foreground"/>
    </style:style>
    <style:style style:name="gr30" style:family="graphic">
      <style:graphic-properties draw:stroke="solid" draw:stroke-dash="Dashed_20__28_var_29__20_21"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31" style:family="graphic">
      <style:graphic-properties draw:stroke="solid" draw:stroke-dash="Dashed_20__28_var_29__20_22"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32" style:family="graphic">
      <style:graphic-properties draw:stroke="solid" draw:stroke-dash="Dashed_20__28_var_29__20_23"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33" style:family="graphic">
      <style:graphic-properties draw:stroke="solid" draw:stroke-dash="Dashed_20__28_var_29__20_24"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34" style:family="graphic">
      <style:graphic-properties draw:stroke="solid" draw:stroke-dash="Dashed_20__28_var_29__20_25"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35" style:family="graphic">
      <style:graphic-properties draw:stroke="solid" draw:stroke-dash="Dashed_20__28_var_29__20_26"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36" style:family="graphic">
      <style:graphic-properties draw:stroke="solid" draw:stroke-dash="Dashed_20__28_var_29__20_27"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37" style:family="graphic">
      <style:graphic-properties draw:stroke="solid" draw:stroke-dash="Dashed_20__28_var_29__20_28"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38" style:family="graphic">
      <style:graphic-properties draw:stroke="solid" draw:stroke-dash="Dashed_20__28_var_29__20_29"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39" style:family="graphic">
      <style:graphic-properties draw:stroke="solid" draw:stroke-dash="Dashed_20__28_var_29__20_30"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40" style:family="graphic">
      <style:graphic-properties draw:stroke="solid" draw:stroke-dash="Dashed_20__28_var_29__20_31"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41" style:family="graphic">
      <style:graphic-properties draw:stroke="solid" draw:stroke-dash="Dashed_20__28_var_29__20_32" svg:stroke-width="0.041cm" svg:stroke-color="#000000" draw:marker-start-width="0.062cm" draw:marker-start-center="false" draw:marker-end-width="0.062cm" draw:marker-end-center="false" draw:stroke-linejoin="miter" svg:stroke-linecap="butt" draw:fill="solid" draw:fill-color="#729fcf" draw:textarea-horizontal-align="center" draw:textarea-vertical-align="middle" fo:padding-top="0.021cm" fo:padding-bottom="0.021cm" fo:padding-left="0.021cm" fo:padding-right="0.021cm" draw:shadow="hidden" draw:shadow-offset-x="0.199cm" draw:shadow-offset-y="0.199cm" draw:shadow-color="#808080" style:run-through="foreground"/>
    </style:style>
    <style:style style:name="gr42" style:family="graphic">
      <style:graphic-properties draw:stroke="solid" draw:stroke-dash="Dashed_20__28_var_29__20_33" svg:stroke-width="0.041cm" svg:stroke-color="#000000" draw:marker-start-width="0.235cm" draw:marker-start-center="false" draw:marker-end-width="0.235cm" draw:marker-end-center="false" draw:stroke-linejoin="round" svg:stroke-linecap="round" draw:fill="solid" draw:fill-color="#729fcf" draw:textarea-horizontal-align="center" draw:textarea-vertical-align="middle" fo:padding-top="0.019cm" fo:padding-bottom="0.019cm" fo:padding-left="0.019cm" fo:padding-right="0.019cm" draw:shadow="hidden" draw:shadow-offset-x="0.199cm" draw:shadow-offset-y="0.199cm" draw:shadow-color="#808080" style:run-through="foreground"/>
    </style:style>
    <style:style style:name="gr43" style:family="graphic">
      <style:graphic-properties draw:stroke="solid" draw:stroke-dash="Dashed_20__28_var_29__20_34" svg:stroke-width="0.041cm" svg:stroke-color="#000000" draw:marker-start-width="0.235cm" draw:marker-start-center="false" draw:marker-end-width="0.235cm" draw:marker-end-center="false" draw:stroke-linejoin="round" svg:stroke-linecap="round" draw:fill="solid" draw:fill-color="#729fcf" draw:textarea-horizontal-align="center" draw:textarea-vertical-align="middle" fo:padding-top="0.019cm" fo:padding-bottom="0.019cm" fo:padding-left="0.019cm" fo:padding-right="0.019cm" draw:shadow="hidden" draw:shadow-offset-x="0.199cm" draw:shadow-offset-y="0.199cm" draw:shadow-color="#808080" style:run-through="foreground"/>
    </style:style>
    <style:style style:name="gr44" style:family="graphic">
      <style:graphic-properties draw:stroke="none" svg:stroke-width="0cm" svg:stroke-color="#3465a4" draw:marker-start-width="0.199cm" draw:marker-start-center="false" draw:marker-end-width="0.199cm" draw:marker-end-center="false" draw:fill="none" draw:fill-color="#ffffff" draw:textarea-horizontal-align="left" draw:auto-grow-height="true" draw:auto-grow-width="true" draw:fit-to-size="false" fo:min-height="0.586cm" fo:min-width="0.482cm" fo:padding-top="0cm" fo:padding-bottom="0cm" fo:padding-left="0cm" fo:padding-right="0cm" draw:shadow="hidden" draw:shadow-offset-x="0.199cm" draw:shadow-offset-y="0.199cm" draw:shadow-color="#808080" style:run-through="foreground"/>
    </style:style>
    <style:style style:name="gr45" style:family="graphic">
      <style:graphic-properties style:run-through="foreground" style:wrap="run-through" style:number-wrapped-paragraphs="no-limit" style:vertical-pos="middle" style:vertical-rel="baseline" style:horizontal-pos="from-left" style:horizontal-rel="paragraph"/>
    </style:style>
    <style:style style:name="gr4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4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4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4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5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5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5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5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5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5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5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5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5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5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6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6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6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6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6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6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6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6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6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6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7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7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7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7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7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7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7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7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7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7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8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8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8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8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8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8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8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8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8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8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9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9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9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9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9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9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9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9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9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9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0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0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0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0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0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0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0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0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0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0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1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1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1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1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1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1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1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1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1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1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2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2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2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2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2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2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2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2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2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2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3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3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3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3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3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3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3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3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3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3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4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4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4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4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4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4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4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4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4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4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5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5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5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5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5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5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5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5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5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5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6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6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6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6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6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6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6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6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6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6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7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7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7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7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7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7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7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7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7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7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8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8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8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8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8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8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8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8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8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8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9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9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9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9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9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9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96"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97"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98"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199"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200"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201"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202"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203"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204"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205" style:family="graphic">
      <style:graphic-properties draw:stroke="solid" svg:stroke-width="0.009cm" svg:stroke-color="#666666" draw:marker-start="" draw:marker-start-width="0.199cm" draw:marker-start-center="false" draw:marker-end="" draw:marker-end-width="0.199cm" draw:marker-end-center="false" draw:fill="solid" draw:fill-color="#cfe7f5" draw:textarea-horizontal-align="center" draw:textarea-vertical-align="middle" fo:padding-top="0.131cm" fo:padding-bottom="0.131cm" fo:padding-left="0.256cm" fo:padding-right="0.256cm" draw:shadow="hidden" draw:shadow-offset-x="0.199cm" draw:shadow-offset-y="0.199cm" draw:shadow-color="#808080" style:run-through="foreground"/>
    </style:style>
    <style:style style:name="gr206"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07"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08"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09"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10"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11"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12"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13"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14"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15"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16"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17"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18"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19"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20"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21"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22"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23"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24"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25"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26"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27"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28"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29"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30"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31"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32"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33"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34"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35"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36"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37" style:family="graphic">
      <style:graphic-properties draw:stroke="solid" svg:stroke-width="0.018cm" svg:stroke-color="#666666" draw:marker-start="" draw:marker-start-width="0.199cm" draw:marker-start-center="false" draw:marker-end="" draw:marker-end-width="0.199cm" draw:marker-end-center="false" draw:fill="solid" draw:fill-color="#cfe7f5" draw:textarea-horizontal-align="center" draw:textarea-vertical-align="middle" fo:padding-top="0.134cm" fo:padding-bottom="0.134cm" fo:padding-left="0.259cm" fo:padding-right="0.259cm" draw:shadow="hidden" draw:shadow-offset-x="0.199cm" draw:shadow-offset-y="0.199cm" draw:shadow-color="#808080" style:run-through="foreground"/>
    </style:style>
    <style:style style:name="gr238"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39"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0"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1"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2"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3"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4"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5"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6"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7"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8"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9"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50"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51" style:family="graphic">
      <style:graphic-properties draw:stroke="solid" svg:stroke-width="0.026cm" svg:stroke-color="#666666" draw:marker-start="" draw:marker-start-width="0.199cm" draw:marker-start-center="false" draw:marker-end="" draw:marker-end-width="0.199cm" draw:marker-end-center="false" draw:fill="solid" draw:fill-color="#cfe7f5"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52"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6cm" fo:min-width="0.547cm"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6cm" fo:min-width="0.549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6cm" fo:min-width="0.549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6cm" fo:min-width="0.393cm"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6cm" fo:min-width="0.392cm"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6cm" fo:min-width="0.393cm"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6cm" fo:min-width="0.393cm"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6cm" fo:min-width="0.393cm"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6cm" fo:min-width="0.393cm"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6cm" fo:min-width="0.547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4cm" fo:min-width="0.547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4cm" fo:min-width="0.392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4cm" fo:min-width="0.392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4cm" fo:min-width="0.392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6cm" fo:min-width="0.392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svg:stroke-width="0.06cm" svg:stroke-color="#000000" draw:marker-start="" draw:marker-start-width="0.24cm" draw:marker-start-center="false" draw:marker-end="Arrow" draw:marker-end-width="0.24cm" draw:marker-end-center="false" draw:fill="solid" draw:fill-color="#cfe7f5" draw:textarea-horizontal-align="center" draw:textarea-vertical-align="middle" fo:padding-top="0.155cm" fo:padding-bottom="0.155cm" fo:padding-left="0.279cm" fo:padding-right="0.279cm" draw:shadow="hidden" draw:shadow-offset-x="0.199cm" draw:shadow-offset-y="0.199cm" draw:shadow-color="#808080" style:run-through="foreground"/>
    </style:style>
    <style:style style:name="gr268"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614cm" fo:min-width="0.224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svg:stroke-width="0.06cm" svg:stroke-color="#000000" draw:marker-start="" draw:marker-start-width="0.24cm" draw:marker-start-center="false" draw:marker-end="Arrow" draw:marker-end-width="0.24cm" draw:marker-end-center="false" draw:fill="solid" draw:fill-color="#cfe7f5" draw:textarea-horizontal-align="center" draw:textarea-vertical-align="middle" fo:padding-top="0.155cm" fo:padding-bottom="0.155cm" fo:padding-left="0.279cm" fo:padding-right="0.279cm" draw:shadow="hidden" draw:shadow-offset-x="0.199cm" draw:shadow-offset-y="0.199cm" draw:shadow-color="#808080" style:run-through="foreground"/>
    </style:style>
    <style:style style:name="gr270"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fo:min-height="0.586cm" fo:min-width="0.459cm" fo:padding-top="0cm" fo:padding-bottom="0cm" fo:padding-left="0cm" fo:padding-right="0cm" draw:shadow="hidden" draw:shadow-offset-x="0.199cm" draw:shadow-offset-y="0.199cm" draw:shadow-color="#808080" style:run-through="foreground"/>
    </style:style>
    <style:style style:name="gr271" style:family="graphic">
      <style:graphic-properties draw:stroke="solid" svg:stroke-width="0.03cm" svg:stroke-color="#000000" draw:marker-start="" draw:marker-start-width="0.259cm" draw:marker-start-center="false" draw:marker-end="" draw:marker-end-width="0.259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svg:stroke-width="0.03cm" svg:stroke-color="#000000" draw:marker-start="" draw:marker-start-width="0.259cm" draw:marker-start-center="false" draw:marker-end="" draw:marker-end-width="0.259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3" style:family="graphic">
      <style:graphic-properties draw:stroke="solid" svg:stroke-width="0.03cm" svg:stroke-color="#000000" draw:marker-start="" draw:marker-start-width="0.259cm" draw:marker-start-center="false" draw:marker-end="" draw:marker-end-width="0.259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4" style:family="graphic">
      <style:graphic-properties draw:stroke="solid" svg:stroke-width="0.03cm" svg:stroke-color="#000000" draw:marker-start="" draw:marker-start-width="0.259cm" draw:marker-start-center="false" draw:marker-end="" draw:marker-end-width="0.259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5" style:family="graphic">
      <style:graphic-properties draw:stroke="solid" svg:stroke-width="0.03cm" svg:stroke-color="#000000" draw:marker-start="" draw:marker-start-width="0.259cm" draw:marker-start-center="false" draw:marker-end="" draw:marker-end-width="0.259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6" style:family="graphic">
      <style:graphic-properties draw:stroke="solid" svg:stroke-width="0.03cm" svg:stroke-color="#000000" draw:marker-start="" draw:marker-start-width="0.259cm" draw:marker-start-center="false" draw:marker-end="" draw:marker-end-width="0.259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7" style:family="graphic">
      <style:graphic-properties draw:stroke="solid" svg:stroke-width="0.03cm" svg:stroke-color="#000000" draw:marker-start="" draw:marker-start-width="0.259cm" draw:marker-start-center="false" draw:marker-end="" draw:marker-end-width="0.259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8" style:family="graphic">
      <style:graphic-properties draw:stroke="solid" svg:stroke-width="0.03cm" svg:stroke-color="#000000" draw:marker-start="" draw:marker-start-width="0.259cm" draw:marker-start-center="false" draw:marker-end="" draw:marker-end-width="0.259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9" style:family="graphic">
      <style:graphic-properties draw:stroke="solid" svg:stroke-width="0.03cm" svg:stroke-color="#000000" draw:marker-start="" draw:marker-start-width="0.245cm" draw:marker-start-center="false" draw:marker-end=""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0" style:family="graphic">
      <style:graphic-properties draw:stroke="solid" svg:stroke-width="0.03cm" svg:stroke-color="#000000" draw:marker-start="" draw:marker-start-width="0.245cm" draw:marker-start-center="false" draw:marker-end=""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1" style:family="graphic">
      <style:graphic-properties draw:stroke="solid" svg:stroke-width="0.03cm" svg:stroke-color="#000000" draw:marker-start="" draw:marker-start-width="0.245cm" draw:marker-start-center="false" draw:marker-end=""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2" style:family="graphic">
      <style:graphic-properties draw:stroke="solid" svg:stroke-width="0.03cm" svg:stroke-color="#000000" draw:marker-start="" draw:marker-start-width="0.245cm" draw:marker-start-center="false" draw:marker-end=""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3" style:family="graphic">
      <style:graphic-properties draw:stroke="solid" svg:stroke-width="0.03cm" svg:stroke-color="#000000" draw:marker-start="" draw:marker-start-width="0.245cm" draw:marker-start-center="false" draw:marker-end=""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84" style:family="graphic">
      <style:graphic-properties draw:stroke="solid" svg:stroke-width="0.03cm" svg:stroke-color="#000000" draw:marker-start="" draw:marker-start-width="0.245cm" draw:marker-start-center="false" draw:marker-end=""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g text:anchor-type="as-char" draw:z-index="3" draw:name="Forme1" draw:style-name="gr45"><draw:line draw:style-name="gr46" draw:text-style-name="P29" svg:x1="0cm" svg:y1="10.556cm" svg:x2="0cm" svg:y2="0.334cm"><text:p/></draw:line><draw:line draw:style-name="gr47" draw:text-style-name="P29" svg:x1="0.146cm" svg:y1="10.556cm" svg:x2="0.146cm" svg:y2="0.334cm"><text:p/></draw:line><draw:line draw:style-name="gr48" draw:text-style-name="P29" svg:x1="0.292cm" svg:y1="10.556cm" svg:x2="0.292cm" svg:y2="0.334cm"><text:p/></draw:line><draw:line draw:style-name="gr49" draw:text-style-name="P29" svg:x1="0.438cm" svg:y1="10.556cm" svg:x2="0.438cm" svg:y2="0.334cm"><text:p/></draw:line><draw:line draw:style-name="gr50" draw:text-style-name="P29" svg:x1="0.584cm" svg:y1="10.556cm" svg:x2="0.584cm" svg:y2="0.334cm"><text:p/></draw:line><draw:line draw:style-name="gr51" draw:text-style-name="P29" svg:x1="0.729cm" svg:y1="10.556cm" svg:x2="0.729cm" svg:y2="0.334cm"><text:p/></draw:line><draw:line draw:style-name="gr52" draw:text-style-name="P29" svg:x1="0.875cm" svg:y1="10.556cm" svg:x2="0.875cm" svg:y2="0.334cm"><text:p/></draw:line><draw:line draw:style-name="gr53" draw:text-style-name="P29" svg:x1="1.021cm" svg:y1="10.556cm" svg:x2="1.021cm" svg:y2="0.334cm"><text:p/></draw:line><draw:line draw:style-name="gr54" draw:text-style-name="P29" svg:x1="1.167cm" svg:y1="10.556cm" svg:x2="1.167cm" svg:y2="0.334cm"><text:p/></draw:line><draw:line draw:style-name="gr55" draw:text-style-name="P29" svg:x1="1.313cm" svg:y1="10.556cm" svg:x2="1.313cm" svg:y2="0.334cm"><text:p/></draw:line><draw:line draw:style-name="gr56" draw:text-style-name="P29" svg:x1="1.459cm" svg:y1="10.556cm" svg:x2="1.459cm" svg:y2="0.334cm"><text:p/></draw:line><draw:line draw:style-name="gr57" draw:text-style-name="P29" svg:x1="1.605cm" svg:y1="10.556cm" svg:x2="1.605cm" svg:y2="0.334cm"><text:p/></draw:line><draw:line draw:style-name="gr58" draw:text-style-name="P29" svg:x1="1.751cm" svg:y1="10.556cm" svg:x2="1.751cm" svg:y2="0.334cm"><text:p/></draw:line><draw:line draw:style-name="gr59" draw:text-style-name="P29" svg:x1="1.896cm" svg:y1="10.556cm" svg:x2="1.896cm" svg:y2="0.334cm"><text:p/></draw:line><draw:line draw:style-name="gr60" draw:text-style-name="P29" svg:x1="2.042cm" svg:y1="10.556cm" svg:x2="2.042cm" svg:y2="0.334cm"><text:p/></draw:line><draw:line draw:style-name="gr61" draw:text-style-name="P29" svg:x1="2.188cm" svg:y1="10.556cm" svg:x2="2.188cm" svg:y2="0.334cm"><text:p/></draw:line><draw:line draw:style-name="gr62" draw:text-style-name="P29" svg:x1="2.334cm" svg:y1="10.556cm" svg:x2="2.334cm" svg:y2="0.334cm"><text:p/></draw:line><draw:line draw:style-name="gr63" draw:text-style-name="P29" svg:x1="2.48cm" svg:y1="10.556cm" svg:x2="2.48cm" svg:y2="0.334cm"><text:p/></draw:line><draw:line draw:style-name="gr64" draw:text-style-name="P29" svg:x1="2.626cm" svg:y1="10.556cm" svg:x2="2.626cm" svg:y2="0.334cm"><text:p/></draw:line><draw:line draw:style-name="gr65" draw:text-style-name="P29" svg:x1="2.772cm" svg:y1="10.556cm" svg:x2="2.772cm" svg:y2="0.334cm"><text:p/></draw:line><draw:line draw:style-name="gr66" draw:text-style-name="P29" svg:x1="2.918cm" svg:y1="10.556cm" svg:x2="2.918cm" svg:y2="0.334cm"><text:p/></draw:line><draw:line draw:style-name="gr67" draw:text-style-name="P29" svg:x1="3.063cm" svg:y1="10.556cm" svg:x2="3.063cm" svg:y2="0.334cm"><text:p/></draw:line><draw:line draw:style-name="gr68" draw:text-style-name="P29" svg:x1="3.209cm" svg:y1="10.556cm" svg:x2="3.209cm" svg:y2="0.334cm"><text:p/></draw:line><draw:line draw:style-name="gr69" draw:text-style-name="P29" svg:x1="3.355cm" svg:y1="10.556cm" svg:x2="3.355cm" svg:y2="0.334cm"><text:p/></draw:line><draw:line draw:style-name="gr70" draw:text-style-name="P29" svg:x1="3.501cm" svg:y1="10.556cm" svg:x2="3.501cm" svg:y2="0.334cm"><text:p/></draw:line><draw:line draw:style-name="gr71" draw:text-style-name="P29" svg:x1="3.647cm" svg:y1="10.556cm" svg:x2="3.647cm" svg:y2="0.334cm"><text:p/></draw:line><draw:line draw:style-name="gr72" draw:text-style-name="P29" svg:x1="3.793cm" svg:y1="10.556cm" svg:x2="3.793cm" svg:y2="0.334cm"><text:p/></draw:line><draw:line draw:style-name="gr73" draw:text-style-name="P29" svg:x1="3.939cm" svg:y1="10.556cm" svg:x2="3.939cm" svg:y2="0.334cm"><text:p/></draw:line><draw:line draw:style-name="gr74" draw:text-style-name="P29" svg:x1="4.085cm" svg:y1="10.556cm" svg:x2="4.085cm" svg:y2="0.334cm"><text:p/></draw:line><draw:line draw:style-name="gr75" draw:text-style-name="P29" svg:x1="4.23cm" svg:y1="10.556cm" svg:x2="4.23cm" svg:y2="0.334cm"><text:p/></draw:line><draw:line draw:style-name="gr76" draw:text-style-name="P29" svg:x1="4.376cm" svg:y1="10.556cm" svg:x2="4.376cm" svg:y2="0.334cm"><text:p/></draw:line><draw:line draw:style-name="gr77" draw:text-style-name="P29" svg:x1="4.522cm" svg:y1="10.556cm" svg:x2="4.522cm" svg:y2="0.334cm"><text:p/></draw:line><draw:line draw:style-name="gr78" draw:text-style-name="P29" svg:x1="4.668cm" svg:y1="10.556cm" svg:x2="4.668cm" svg:y2="0.334cm"><text:p/></draw:line><draw:line draw:style-name="gr79" draw:text-style-name="P29" svg:x1="4.814cm" svg:y1="10.556cm" svg:x2="4.814cm" svg:y2="0.334cm"><text:p/></draw:line><draw:line draw:style-name="gr80" draw:text-style-name="P29" svg:x1="4.96cm" svg:y1="10.556cm" svg:x2="4.96cm" svg:y2="0.334cm"><text:p/></draw:line><draw:line draw:style-name="gr81" draw:text-style-name="P29" svg:x1="5.252cm" svg:y1="10.556cm" svg:x2="5.252cm" svg:y2="0.334cm"><text:p/></draw:line><draw:line draw:style-name="gr82" draw:text-style-name="P29" svg:x1="5.397cm" svg:y1="10.556cm" svg:x2="5.397cm" svg:y2="0.334cm"><text:p/></draw:line><draw:line draw:style-name="gr83" draw:text-style-name="P29" svg:x1="5.543cm" svg:y1="10.556cm" svg:x2="5.543cm" svg:y2="0.334cm"><text:p/></draw:line><draw:line draw:style-name="gr84" draw:text-style-name="P29" svg:x1="5.689cm" svg:y1="10.556cm" svg:x2="5.689cm" svg:y2="0.334cm"><text:p/></draw:line><draw:line draw:style-name="gr85" draw:text-style-name="P29" svg:x1="5.835cm" svg:y1="10.556cm" svg:x2="5.835cm" svg:y2="0.334cm"><text:p/></draw:line><draw:line draw:style-name="gr86" draw:text-style-name="P29" svg:x1="5.981cm" svg:y1="10.556cm" svg:x2="5.981cm" svg:y2="0.334cm"><text:p/></draw:line><draw:line draw:style-name="gr87" draw:text-style-name="P29" svg:x1="6.127cm" svg:y1="10.556cm" svg:x2="6.127cm" svg:y2="0.334cm"><text:p/></draw:line><draw:line draw:style-name="gr88" draw:text-style-name="P29" svg:x1="6.273cm" svg:y1="10.556cm" svg:x2="6.273cm" svg:y2="0.334cm"><text:p/></draw:line><draw:line draw:style-name="gr89" draw:text-style-name="P29" svg:x1="6.419cm" svg:y1="10.556cm" svg:x2="6.419cm" svg:y2="0.334cm"><text:p/></draw:line><draw:line draw:style-name="gr90" draw:text-style-name="P29" svg:x1="6.564cm" svg:y1="10.556cm" svg:x2="6.564cm" svg:y2="0.334cm"><text:p/></draw:line><draw:line draw:style-name="gr91" draw:text-style-name="P29" svg:x1="6.71cm" svg:y1="10.556cm" svg:x2="6.71cm" svg:y2="0.334cm"><text:p/></draw:line><draw:line draw:style-name="gr92" draw:text-style-name="P29" svg:x1="6.856cm" svg:y1="10.556cm" svg:x2="6.856cm" svg:y2="0.334cm"><text:p/></draw:line><draw:line draw:style-name="gr93" draw:text-style-name="P29" svg:x1="7.002cm" svg:y1="10.556cm" svg:x2="7.002cm" svg:y2="0.334cm"><text:p/></draw:line><draw:line draw:style-name="gr94" draw:text-style-name="P29" svg:x1="7.148cm" svg:y1="10.556cm" svg:x2="7.148cm" svg:y2="0.334cm"><text:p/></draw:line><draw:line draw:style-name="gr95" draw:text-style-name="P29" svg:x1="7.294cm" svg:y1="10.556cm" svg:x2="7.294cm" svg:y2="0.334cm"><text:p/></draw:line><draw:line draw:style-name="gr96" draw:text-style-name="P29" svg:x1="7.44cm" svg:y1="10.556cm" svg:x2="7.44cm" svg:y2="0.334cm"><text:p/></draw:line><draw:line draw:style-name="gr97" draw:text-style-name="P29" svg:x1="7.586cm" svg:y1="10.556cm" svg:x2="7.586cm" svg:y2="0.334cm"><text:p/></draw:line><draw:line draw:style-name="gr98" draw:text-style-name="P29" svg:x1="7.731cm" svg:y1="10.556cm" svg:x2="7.731cm" svg:y2="0.334cm"><text:p/></draw:line><draw:line draw:style-name="gr99" draw:text-style-name="P29" svg:x1="7.877cm" svg:y1="10.556cm" svg:x2="7.877cm" svg:y2="0.334cm"><text:p/></draw:line><draw:line draw:style-name="gr100" draw:text-style-name="P29" svg:x1="8.023cm" svg:y1="10.556cm" svg:x2="8.023cm" svg:y2="0.334cm"><text:p/></draw:line><draw:line draw:style-name="gr101" draw:text-style-name="P29" svg:x1="8.169cm" svg:y1="10.556cm" svg:x2="8.169cm" svg:y2="0.334cm"><text:p/></draw:line><draw:line draw:style-name="gr102" draw:text-style-name="P29" svg:x1="8.315cm" svg:y1="10.556cm" svg:x2="8.315cm" svg:y2="0.334cm"><text:p/></draw:line><draw:line draw:style-name="gr103" draw:text-style-name="P29" svg:x1="8.461cm" svg:y1="10.556cm" svg:x2="8.461cm" svg:y2="0.334cm"><text:p/></draw:line><draw:line draw:style-name="gr104" draw:text-style-name="P29" svg:x1="8.607cm" svg:y1="10.556cm" svg:x2="8.607cm" svg:y2="0.334cm"><text:p/></draw:line><draw:line draw:style-name="gr105" draw:text-style-name="P29" svg:x1="8.753cm" svg:y1="10.556cm" svg:x2="8.753cm" svg:y2="0.334cm"><text:p/></draw:line><draw:line draw:style-name="gr106" draw:text-style-name="P29" svg:x1="8.898cm" svg:y1="10.556cm" svg:x2="8.898cm" svg:y2="0.334cm"><text:p/></draw:line><draw:line draw:style-name="gr107" draw:text-style-name="P29" svg:x1="9.044cm" svg:y1="10.556cm" svg:x2="9.044cm" svg:y2="0.334cm"><text:p/></draw:line><draw:line draw:style-name="gr108" draw:text-style-name="P29" svg:x1="9.19cm" svg:y1="10.556cm" svg:x2="9.19cm" svg:y2="0.334cm"><text:p/></draw:line><draw:line draw:style-name="gr109" draw:text-style-name="P29" svg:x1="9.336cm" svg:y1="10.556cm" svg:x2="9.336cm" svg:y2="0.334cm"><text:p/></draw:line><draw:line draw:style-name="gr110" draw:text-style-name="P29" svg:x1="9.482cm" svg:y1="10.556cm" svg:x2="9.482cm" svg:y2="0.334cm"><text:p/></draw:line><draw:line draw:style-name="gr111" draw:text-style-name="P29" svg:x1="9.628cm" svg:y1="10.556cm" svg:x2="9.628cm" svg:y2="0.334cm"><text:p/></draw:line><draw:line draw:style-name="gr112" draw:text-style-name="P29" svg:x1="9.774cm" svg:y1="10.556cm" svg:x2="9.774cm" svg:y2="0.334cm"><text:p/></draw:line><draw:line draw:style-name="gr113" draw:text-style-name="P29" svg:x1="9.92cm" svg:y1="10.556cm" svg:x2="9.92cm" svg:y2="0.334cm"><text:p/></draw:line><draw:line draw:style-name="gr114" draw:text-style-name="P29" svg:x1="10.065cm" svg:y1="10.556cm" svg:x2="10.065cm" svg:y2="0.334cm"><text:p/></draw:line><draw:line draw:style-name="gr115" draw:text-style-name="P29" svg:x1="10.211cm" svg:y1="10.556cm" svg:x2="10.211cm" svg:y2="0.334cm"><text:p/></draw:line><draw:line draw:style-name="gr116" draw:text-style-name="P29" svg:x1="10.357cm" svg:y1="10.556cm" svg:x2="10.357cm" svg:y2="0.334cm"><text:p/></draw:line><draw:line draw:style-name="gr117" draw:text-style-name="P29" svg:x1="10.503cm" svg:y1="10.556cm" svg:x2="10.503cm" svg:y2="0.334cm"><text:p/></draw:line><draw:line draw:style-name="gr118" draw:text-style-name="P29" svg:x1="10.649cm" svg:y1="10.556cm" svg:x2="10.649cm" svg:y2="0.334cm"><text:p/></draw:line><draw:line draw:style-name="gr119" draw:text-style-name="P29" svg:x1="10.795cm" svg:y1="10.556cm" svg:x2="10.795cm" svg:y2="0.334cm"><text:p/></draw:line><draw:line draw:style-name="gr120" draw:text-style-name="P29" svg:x1="10.941cm" svg:y1="10.556cm" svg:x2="10.941cm" svg:y2="0.334cm"><text:p/></draw:line><draw:line draw:style-name="gr121" draw:text-style-name="P29" svg:x1="11.087cm" svg:y1="10.556cm" svg:x2="11.087cm" svg:y2="0.334cm"><text:p/></draw:line><draw:line draw:style-name="gr122" draw:text-style-name="P29" svg:x1="11.232cm" svg:y1="10.556cm" svg:x2="11.232cm" svg:y2="0.334cm"><text:p/></draw:line><draw:line draw:style-name="gr123" draw:text-style-name="P29" svg:x1="11.378cm" svg:y1="10.556cm" svg:x2="11.378cm" svg:y2="0.334cm"><text:p/></draw:line><draw:line draw:style-name="gr124" draw:text-style-name="P29" svg:x1="11.524cm" svg:y1="10.556cm" svg:x2="11.524cm" svg:y2="0.334cm"><text:p/></draw:line><draw:line draw:style-name="gr125" draw:text-style-name="P29" svg:x1="11.67cm" svg:y1="10.556cm" svg:x2="11.67cm" svg:y2="0.334cm"><text:p/></draw:line><draw:line draw:style-name="gr126" draw:text-style-name="P29" svg:x1="11.816cm" svg:y1="10.556cm" svg:x2="11.816cm" svg:y2="0.334cm"><text:p/></draw:line><draw:line draw:style-name="gr127" draw:text-style-name="P29" svg:x1="11.962cm" svg:y1="10.556cm" svg:x2="11.962cm" svg:y2="0.334cm"><text:p/></draw:line><draw:line draw:style-name="gr128" draw:text-style-name="P29" svg:x1="12.108cm" svg:y1="10.556cm" svg:x2="12.108cm" svg:y2="0.334cm"><text:p/></draw:line><draw:line draw:style-name="gr129" draw:text-style-name="P29" svg:x1="12.254cm" svg:y1="10.556cm" svg:x2="12.254cm" svg:y2="0.334cm"><text:p/></draw:line><draw:line draw:style-name="gr130" draw:text-style-name="P29" svg:x1="12.399cm" svg:y1="10.556cm" svg:x2="12.399cm" svg:y2="0.334cm"><text:p/></draw:line><draw:line draw:style-name="gr131" draw:text-style-name="P29" svg:x1="12.545cm" svg:y1="10.556cm" svg:x2="12.545cm" svg:y2="0.334cm"><text:p/></draw:line><draw:line draw:style-name="gr132" draw:text-style-name="P29" svg:x1="12.691cm" svg:y1="10.556cm" svg:x2="12.691cm" svg:y2="0.334cm"><text:p/></draw:line><draw:line draw:style-name="gr133" draw:text-style-name="P29" svg:x1="12.837cm" svg:y1="10.556cm" svg:x2="12.837cm" svg:y2="0.334cm"><text:p/></draw:line><draw:line draw:style-name="gr134" draw:text-style-name="P29" svg:x1="12.983cm" svg:y1="10.556cm" svg:x2="12.983cm" svg:y2="0.334cm"><text:p/></draw:line><draw:line draw:style-name="gr135" draw:text-style-name="P29" svg:x1="13.129cm" svg:y1="10.556cm" svg:x2="13.129cm" svg:y2="0.334cm"><text:p/></draw:line><draw:line draw:style-name="gr136" draw:text-style-name="P29" svg:x1="0cm" svg:y1="10.557cm" svg:x2="13.129cm" svg:y2="10.557cm"><text:p/></draw:line><draw:line draw:style-name="gr137" draw:text-style-name="P29" svg:x1="0cm" svg:y1="10.41cm" svg:x2="13.129cm" svg:y2="10.41cm"><text:p/></draw:line><draw:line draw:style-name="gr138" draw:text-style-name="P29" svg:x1="0cm" svg:y1="10.263cm" svg:x2="13.129cm" svg:y2="10.263cm"><text:p/></draw:line><draw:line draw:style-name="gr139" draw:text-style-name="P29" svg:x1="0cm" svg:y1="10.116cm" svg:x2="13.129cm" svg:y2="10.116cm"><text:p/></draw:line><draw:line draw:style-name="gr140" draw:text-style-name="P29" svg:x1="0cm" svg:y1="9.971cm" svg:x2="13.129cm" svg:y2="9.971cm"><text:p/></draw:line><draw:line draw:style-name="gr141" draw:text-style-name="P29" svg:x1="0cm" svg:y1="9.828cm" svg:x2="13.129cm" svg:y2="9.828cm"><text:p/></draw:line><draw:line draw:style-name="gr142" draw:text-style-name="P29" svg:x1="0cm" svg:y1="9.678cm" svg:x2="13.129cm" svg:y2="9.678cm"><text:p/></draw:line><draw:line draw:style-name="gr143" draw:text-style-name="P29" svg:x1="0cm" svg:y1="9.531cm" svg:x2="13.129cm" svg:y2="9.531cm"><text:p/></draw:line><draw:line draw:style-name="gr144" draw:text-style-name="P29" svg:x1="0cm" svg:y1="9.387cm" svg:x2="13.129cm" svg:y2="9.387cm"><text:p/></draw:line><draw:line draw:style-name="gr145" draw:text-style-name="P29" svg:x1="0cm" svg:y1="9.239cm" svg:x2="13.129cm" svg:y2="9.239cm"><text:p/></draw:line><draw:line draw:style-name="gr146" draw:text-style-name="P29" svg:x1="0cm" svg:y1="9.096cm" svg:x2="13.129cm" svg:y2="9.096cm"><text:p/></draw:line><draw:line draw:style-name="gr147" draw:text-style-name="P29" svg:x1="0cm" svg:y1="8.947cm" svg:x2="13.129cm" svg:y2="8.947cm"><text:p/></draw:line><draw:line draw:style-name="gr148" draw:text-style-name="P29" svg:x1="0cm" svg:y1="8.805cm" svg:x2="13.129cm" svg:y2="8.805cm"><text:p/></draw:line><draw:line draw:style-name="gr149" draw:text-style-name="P29" svg:x1="0cm" svg:y1="8.658cm" svg:x2="13.129cm" svg:y2="8.658cm"><text:p/></draw:line><draw:line draw:style-name="gr150" draw:text-style-name="P29" svg:x1="0cm" svg:y1="8.514cm" svg:x2="13.129cm" svg:y2="8.514cm"><text:p/></draw:line><draw:line draw:style-name="gr151" draw:text-style-name="P29" svg:x1="0cm" svg:y1="8.365cm" svg:x2="13.129cm" svg:y2="8.365cm"><text:p/></draw:line><draw:line draw:style-name="gr152" draw:text-style-name="P29" svg:x1="0cm" svg:y1="8.217cm" svg:x2="13.129cm" svg:y2="8.217cm"><text:p/></draw:line><draw:line draw:style-name="gr153" draw:text-style-name="P29" svg:x1="0cm" svg:y1="8.073cm" svg:x2="13.129cm" svg:y2="8.073cm"><text:p/></draw:line><draw:line draw:style-name="gr154" draw:text-style-name="P29" svg:x1="0cm" svg:y1="7.93cm" svg:x2="13.129cm" svg:y2="7.93cm"><text:p/></draw:line><draw:line draw:style-name="gr155" draw:text-style-name="P29" svg:x1="0cm" svg:y1="7.782cm" svg:x2="13.129cm" svg:y2="7.782cm"><text:p/></draw:line><draw:line draw:style-name="gr156" draw:text-style-name="P29" svg:x1="0cm" svg:y1="7.636cm" svg:x2="13.129cm" svg:y2="7.636cm"><text:p/></draw:line><draw:line draw:style-name="gr157" draw:text-style-name="P29" svg:x1="0cm" svg:y1="7.489cm" svg:x2="13.129cm" svg:y2="7.489cm"><text:p/></draw:line><draw:line draw:style-name="gr158" draw:text-style-name="P29" svg:x1="0cm" svg:y1="7.341cm" svg:x2="13.129cm" svg:y2="7.341cm"><text:p/></draw:line><draw:line draw:style-name="gr159" draw:text-style-name="P29" svg:x1="0cm" svg:y1="7.198cm" svg:x2="13.129cm" svg:y2="7.198cm"><text:p/></draw:line><draw:line draw:style-name="gr160" draw:text-style-name="P29" svg:x1="0cm" svg:y1="7.05cm" svg:x2="13.129cm" svg:y2="7.05cm"><text:p/></draw:line><draw:line draw:style-name="gr161" draw:text-style-name="P29" svg:x1="0cm" svg:y1="6.76cm" svg:x2="13.129cm" svg:y2="6.76cm"><text:p/></draw:line><draw:line draw:style-name="gr162" draw:text-style-name="P29" svg:x1="0cm" svg:y1="6.611cm" svg:x2="13.129cm" svg:y2="6.611cm"><text:p/></draw:line><draw:line draw:style-name="gr163" draw:text-style-name="P29" svg:x1="0cm" svg:y1="6.466cm" svg:x2="13.129cm" svg:y2="6.466cm"><text:p/></draw:line><draw:line draw:style-name="gr164" draw:text-style-name="P29" svg:x1="0cm" svg:y1="6.319cm" svg:x2="13.129cm" svg:y2="6.319cm"><text:p/></draw:line><draw:line draw:style-name="gr165" draw:text-style-name="P29" svg:x1="0cm" svg:y1="6.175cm" svg:x2="13.129cm" svg:y2="6.175cm"><text:p/></draw:line><draw:line draw:style-name="gr166" draw:text-style-name="P29" svg:x1="0cm" svg:y1="6.034cm" svg:x2="13.129cm" svg:y2="6.034cm"><text:p/></draw:line><draw:line draw:style-name="gr167" draw:text-style-name="P29" svg:x1="0cm" svg:y1="5.884cm" svg:x2="13.129cm" svg:y2="5.884cm"><text:p/></draw:line><draw:line draw:style-name="gr168" draw:text-style-name="P29" svg:x1="0cm" svg:y1="5.737cm" svg:x2="13.129cm" svg:y2="5.737cm"><text:p/></draw:line><draw:line draw:style-name="gr169" draw:text-style-name="P29" svg:x1="0cm" svg:y1="5.593cm" svg:x2="13.129cm" svg:y2="5.593cm"><text:p/></draw:line><draw:line draw:style-name="gr170" draw:text-style-name="P29" svg:x1="0cm" svg:y1="5.443cm" svg:x2="13.129cm" svg:y2="5.443cm"><text:p/></draw:line><draw:line draw:style-name="gr171" draw:text-style-name="P29" svg:x1="0cm" svg:y1="5.3cm" svg:x2="13.129cm" svg:y2="5.3cm"><text:p/></draw:line><draw:line draw:style-name="gr172" draw:text-style-name="P29" svg:x1="0cm" svg:y1="5.152cm" svg:x2="13.129cm" svg:y2="5.152cm"><text:p/></draw:line><draw:line draw:style-name="gr173" draw:text-style-name="P29" svg:x1="0cm" svg:y1="5.006cm" svg:x2="13.129cm" svg:y2="5.006cm"><text:p/></draw:line><draw:line draw:style-name="gr174" draw:text-style-name="P29" svg:x1="0cm" svg:y1="4.861cm" svg:x2="13.129cm" svg:y2="4.861cm"><text:p/></draw:line><draw:line draw:style-name="gr175" draw:text-style-name="P29" svg:x1="0cm" svg:y1="4.712cm" svg:x2="13.129cm" svg:y2="4.712cm"><text:p/></draw:line><draw:line draw:style-name="gr176" draw:text-style-name="P29" svg:x1="0cm" svg:y1="4.568cm" svg:x2="13.129cm" svg:y2="4.568cm"><text:p/></draw:line><draw:line draw:style-name="gr177" draw:text-style-name="P29" svg:x1="0cm" svg:y1="4.42cm" svg:x2="13.129cm" svg:y2="4.42cm"><text:p/></draw:line><draw:line draw:style-name="gr178" draw:text-style-name="P29" svg:x1="0cm" svg:y1="4.274cm" svg:x2="13.129cm" svg:y2="4.274cm"><text:p/></draw:line><draw:line draw:style-name="gr179" draw:text-style-name="P29" svg:x1="0cm" svg:y1="4.136cm" svg:x2="13.129cm" svg:y2="4.136cm"><text:p/></draw:line><draw:line draw:style-name="gr180" draw:text-style-name="P29" svg:x1="0cm" svg:y1="3.982cm" svg:x2="13.129cm" svg:y2="3.982cm"><text:p/></draw:line><draw:line draw:style-name="gr181" draw:text-style-name="P29" svg:x1="0cm" svg:y1="3.839cm" svg:x2="13.129cm" svg:y2="3.839cm"><text:p/></draw:line><draw:line draw:style-name="gr182" draw:text-style-name="P29" svg:x1="0cm" svg:y1="3.69cm" svg:x2="13.129cm" svg:y2="3.69cm"><text:p/></draw:line><draw:line draw:style-name="gr183" draw:text-style-name="P29" svg:x1="0cm" svg:y1="3.545cm" svg:x2="13.129cm" svg:y2="3.545cm"><text:p/></draw:line><draw:line draw:style-name="gr184" draw:text-style-name="P29" svg:x1="0cm" svg:y1="3.404cm" svg:x2="13.129cm" svg:y2="3.404cm"><text:p/></draw:line><draw:line draw:style-name="gr185" draw:text-style-name="P29" svg:x1="0cm" svg:y1="3.254cm" svg:x2="13.129cm" svg:y2="3.254cm"><text:p/></draw:line><draw:line draw:style-name="gr186" draw:text-style-name="P29" svg:x1="0cm" svg:y1="3.107cm" svg:x2="13.129cm" svg:y2="3.107cm"><text:p/></draw:line><draw:line draw:style-name="gr187" draw:text-style-name="P29" svg:x1="0cm" svg:y1="2.963cm" svg:x2="13.129cm" svg:y2="2.963cm"><text:p/></draw:line><draw:line draw:style-name="gr188" draw:text-style-name="P29" svg:x1="0cm" svg:y1="2.814cm" svg:x2="13.129cm" svg:y2="2.814cm"><text:p/></draw:line><draw:line draw:style-name="gr189" draw:text-style-name="P29" svg:x1="0cm" svg:y1="2.672cm" svg:x2="13.129cm" svg:y2="2.672cm"><text:p/></draw:line><draw:line draw:style-name="gr190" draw:text-style-name="P29" svg:x1="0cm" svg:y1="2.522cm" svg:x2="13.129cm" svg:y2="2.522cm"><text:p/></draw:line><draw:line draw:style-name="gr191" draw:text-style-name="P29" svg:x1="0cm" svg:y1="2.379cm" svg:x2="13.129cm" svg:y2="2.379cm"><text:p/></draw:line><draw:line draw:style-name="gr192" draw:text-style-name="P29" svg:x1="0cm" svg:y1="2.233cm" svg:x2="13.129cm" svg:y2="2.233cm"><text:p/></draw:line><draw:line draw:style-name="gr193" draw:text-style-name="P29" svg:x1="0cm" svg:y1="2.084cm" svg:x2="13.129cm" svg:y2="2.084cm"><text:p/></draw:line><draw:line draw:style-name="gr194" draw:text-style-name="P29" svg:x1="0cm" svg:y1="1.941cm" svg:x2="13.129cm" svg:y2="1.941cm"><text:p/></draw:line><draw:line draw:style-name="gr195" draw:text-style-name="P29" svg:x1="0cm" svg:y1="1.792cm" svg:x2="13.129cm" svg:y2="1.792cm"><text:p/></draw:line><draw:line draw:style-name="gr196" draw:text-style-name="P29" svg:x1="0cm" svg:y1="1.647cm" svg:x2="13.129cm" svg:y2="1.647cm"><text:p/></draw:line><draw:line draw:style-name="gr197" draw:text-style-name="P29" svg:x1="0cm" svg:y1="1.502cm" svg:x2="13.129cm" svg:y2="1.502cm"><text:p/></draw:line><draw:line draw:style-name="gr198" draw:text-style-name="P29" svg:x1="0cm" svg:y1="1.353cm" svg:x2="13.129cm" svg:y2="1.353cm"><text:p/></draw:line><draw:line draw:style-name="gr199" draw:text-style-name="P29" svg:x1="0cm" svg:y1="1.209cm" svg:x2="13.129cm" svg:y2="1.209cm"><text:p/></draw:line><draw:line draw:style-name="gr200" draw:text-style-name="P29" svg:x1="0cm" svg:y1="1.065cm" svg:x2="13.129cm" svg:y2="1.065cm"><text:p/></draw:line><draw:line draw:style-name="gr201" draw:text-style-name="P29" svg:x1="0cm" svg:y1="0.915cm" svg:x2="13.129cm" svg:y2="0.915cm"><text:p/></draw:line><draw:line draw:style-name="gr202" draw:text-style-name="P29" svg:x1="0cm" svg:y1="0.774cm" svg:x2="13.129cm" svg:y2="0.774cm"><text:p/></draw:line><draw:line draw:style-name="gr203" draw:text-style-name="P29" svg:x1="0cm" svg:y1="0.624cm" svg:x2="13.129cm" svg:y2="0.624cm"><text:p/></draw:line><draw:line draw:style-name="gr204" draw:text-style-name="P29" svg:x1="0cm" svg:y1="0.477cm" svg:x2="13.129cm" svg:y2="0.477cm"><text:p/></draw:line><draw:line draw:style-name="gr205" draw:text-style-name="P29" svg:x1="0cm" svg:y1="0.334cm" svg:x2="13.129cm" svg:y2="0.334cm"><text:p/></draw:line><draw:line draw:style-name="gr206" draw:text-style-name="P29" svg:x1="0cm" svg:y1="10.557cm" svg:x2="13.129cm" svg:y2="10.557cm"><text:p/></draw:line><draw:line draw:style-name="gr207" draw:text-style-name="P29" svg:x1="0cm" svg:y1="9.828cm" svg:x2="13.129cm" svg:y2="9.828cm"><text:p/></draw:line><draw:line draw:style-name="gr208" draw:text-style-name="P29" svg:x1="0cm" svg:y1="9.096cm" svg:x2="13.129cm" svg:y2="9.096cm"><text:p/></draw:line><draw:line draw:style-name="gr209" draw:text-style-name="P29" svg:x1="0cm" svg:y1="8.365cm" svg:x2="13.129cm" svg:y2="8.365cm"><text:p/></draw:line><draw:line draw:style-name="gr210" draw:text-style-name="P29" svg:x1="0cm" svg:y1="7.636cm" svg:x2="13.129cm" svg:y2="7.636cm"><text:p/></draw:line><draw:line draw:style-name="gr211" draw:text-style-name="P29" svg:x1="0cm" svg:y1="6.175cm" svg:x2="13.129cm" svg:y2="6.175cm"><text:p/></draw:line><draw:line draw:style-name="gr212" draw:text-style-name="P29" svg:x1="0cm" svg:y1="5.443cm" svg:x2="13.129cm" svg:y2="5.443cm"><text:p/></draw:line><draw:line draw:style-name="gr213" draw:text-style-name="P29" svg:x1="0cm" svg:y1="4.712cm" svg:x2="13.129cm" svg:y2="4.712cm"><text:p/></draw:line><draw:line draw:style-name="gr214" draw:text-style-name="P29" svg:x1="0cm" svg:y1="3.982cm" svg:x2="13.129cm" svg:y2="3.982cm"><text:p/></draw:line><draw:line draw:style-name="gr215" draw:text-style-name="P29" svg:x1="0cm" svg:y1="3.254cm" svg:x2="13.129cm" svg:y2="3.254cm"><text:p/></draw:line><draw:line draw:style-name="gr216" draw:text-style-name="P29" svg:x1="0cm" svg:y1="2.522cm" svg:x2="13.129cm" svg:y2="2.522cm"><text:p/></draw:line><draw:line draw:style-name="gr217" draw:text-style-name="P29" svg:x1="0cm" svg:y1="1.792cm" svg:x2="13.129cm" svg:y2="1.792cm"><text:p/></draw:line><draw:line draw:style-name="gr218" draw:text-style-name="P29" svg:x1="0cm" svg:y1="1.065cm" svg:x2="13.129cm" svg:y2="1.065cm"><text:p/></draw:line><draw:line draw:style-name="gr219" draw:text-style-name="P29" svg:x1="0cm" svg:y1="0.334cm" svg:x2="13.129cm" svg:y2="0.334cm"><text:p/></draw:line><draw:line draw:style-name="gr220" draw:text-style-name="P29" svg:x1="0cm" svg:y1="10.556cm" svg:x2="0cm" svg:y2="0.334cm"><text:p/></draw:line><draw:line draw:style-name="gr221" draw:text-style-name="P29" svg:x1="0.729cm" svg:y1="10.556cm" svg:x2="0.729cm" svg:y2="0.334cm"><text:p/></draw:line><draw:line draw:style-name="gr222" draw:text-style-name="P29" svg:x1="1.459cm" svg:y1="10.556cm" svg:x2="1.459cm" svg:y2="0.334cm"><text:p/></draw:line><draw:line draw:style-name="gr223" draw:text-style-name="P29" svg:x1="2.188cm" svg:y1="10.556cm" svg:x2="2.188cm" svg:y2="0.334cm"><text:p/></draw:line><draw:line draw:style-name="gr224" draw:text-style-name="P29" svg:x1="2.918cm" svg:y1="10.556cm" svg:x2="2.918cm" svg:y2="0.334cm"><text:p/></draw:line><draw:line draw:style-name="gr225" draw:text-style-name="P29" svg:x1="3.647cm" svg:y1="10.556cm" svg:x2="3.647cm" svg:y2="0.334cm"><text:p/></draw:line><draw:line draw:style-name="gr226" draw:text-style-name="P29" svg:x1="4.376cm" svg:y1="10.556cm" svg:x2="4.376cm" svg:y2="0.334cm"><text:p/></draw:line><draw:line draw:style-name="gr227" draw:text-style-name="P29" svg:x1="5.835cm" svg:y1="10.556cm" svg:x2="5.835cm" svg:y2="0.334cm"><text:p/></draw:line><draw:line draw:style-name="gr228" draw:text-style-name="P29" svg:x1="6.564cm" svg:y1="10.556cm" svg:x2="6.564cm" svg:y2="0.334cm"><text:p/></draw:line><draw:line draw:style-name="gr229" draw:text-style-name="P29" svg:x1="7.294cm" svg:y1="10.556cm" svg:x2="7.294cm" svg:y2="0.334cm"><text:p/></draw:line><draw:line draw:style-name="gr230" draw:text-style-name="P29" svg:x1="8.023cm" svg:y1="10.556cm" svg:x2="8.023cm" svg:y2="0.334cm"><text:p/></draw:line><draw:line draw:style-name="gr231" draw:text-style-name="P29" svg:x1="8.753cm" svg:y1="10.556cm" svg:x2="8.753cm" svg:y2="0.334cm"><text:p/></draw:line><draw:line draw:style-name="gr232" draw:text-style-name="P29" svg:x1="9.482cm" svg:y1="10.556cm" svg:x2="9.482cm" svg:y2="0.334cm"><text:p/></draw:line><draw:line draw:style-name="gr233" draw:text-style-name="P29" svg:x1="10.211cm" svg:y1="10.556cm" svg:x2="10.211cm" svg:y2="0.334cm"><text:p/></draw:line><draw:line draw:style-name="gr234" draw:text-style-name="P29" svg:x1="10.941cm" svg:y1="10.556cm" svg:x2="10.941cm" svg:y2="0.334cm"><text:p/></draw:line><draw:line draw:style-name="gr235" draw:text-style-name="P29" svg:x1="11.67cm" svg:y1="10.556cm" svg:x2="11.67cm" svg:y2="0.334cm"><text:p/></draw:line><draw:line draw:style-name="gr236" draw:text-style-name="P29" svg:x1="12.399cm" svg:y1="10.556cm" svg:x2="12.399cm" svg:y2="0.334cm"><text:p/></draw:line><draw:line draw:style-name="gr237" draw:text-style-name="P29" svg:x1="13.129cm" svg:y1="10.556cm" svg:x2="13.129cm" svg:y2="0.334cm"><text:p/></draw:line><draw:line draw:style-name="gr238" draw:text-style-name="P29" svg:x1="0.729cm" svg:y1="10.556cm" svg:x2="0.729cm" svg:y2="0.334cm"><text:p/></draw:line><draw:line draw:style-name="gr239" draw:text-style-name="P29" svg:x1="2.188cm" svg:y1="10.556cm" svg:x2="2.188cm" svg:y2="0.334cm"><text:p/></draw:line><draw:line draw:style-name="gr240" draw:text-style-name="P29" svg:x1="3.647cm" svg:y1="10.556cm" svg:x2="3.647cm" svg:y2="0.334cm"><text:p/></draw:line><draw:line draw:style-name="gr241" draw:text-style-name="P29" svg:x1="6.564cm" svg:y1="10.556cm" svg:x2="6.564cm" svg:y2="0.334cm"><text:p/></draw:line><draw:line draw:style-name="gr242" draw:text-style-name="P29" svg:x1="8.023cm" svg:y1="10.556cm" svg:x2="8.023cm" svg:y2="0.334cm"><text:p/></draw:line><draw:line draw:style-name="gr243" draw:text-style-name="P29" svg:x1="9.482cm" svg:y1="10.556cm" svg:x2="9.482cm" svg:y2="0.334cm"><text:p/></draw:line><draw:line draw:style-name="gr244" draw:text-style-name="P29" svg:x1="10.941cm" svg:y1="10.556cm" svg:x2="10.941cm" svg:y2="0.334cm"><text:p/></draw:line><draw:line draw:style-name="gr245" draw:text-style-name="P29" svg:x1="12.399cm" svg:y1="10.556cm" svg:x2="12.399cm" svg:y2="0.334cm"><text:p/></draw:line><draw:line draw:style-name="gr246" draw:text-style-name="P29" svg:x1="0cm" svg:y1="9.828cm" svg:x2="13.129cm" svg:y2="9.828cm"><text:p/></draw:line><draw:line draw:style-name="gr247" draw:text-style-name="P29" svg:x1="0cm" svg:y1="8.365cm" svg:x2="13.129cm" svg:y2="8.365cm"><text:p/></draw:line><draw:line draw:style-name="gr248" draw:text-style-name="P29" svg:x1="0cm" svg:y1="5.443cm" svg:x2="13.129cm" svg:y2="5.443cm"><text:p/></draw:line><draw:line draw:style-name="gr249" draw:text-style-name="P29" svg:x1="0cm" svg:y1="3.982cm" svg:x2="13.129cm" svg:y2="3.982cm"><text:p/></draw:line><draw:line draw:style-name="gr250" draw:text-style-name="P29" svg:x1="0cm" svg:y1="2.522cm" svg:x2="13.129cm" svg:y2="2.522cm"><text:p/></draw:line><draw:line draw:style-name="gr251" draw:text-style-name="P29" svg:x1="0cm" svg:y1="1.065cm" svg:x2="13.129cm" svg:y2="1.065cm"><text:p/></draw:line><draw:g draw:style-name="gr12"><draw:frame draw:style-name="gr252" draw:text-style-name="P30" svg:width="1.049cm" svg:height="0.867cm" svg:x="0.33cm" svg:y="6.809cm"><draw:text-box><text:p text:style-name="P19"><text:span text:style-name="T14">-3</text:span></text:p></draw:text-box></draw:frame><draw:frame draw:style-name="gr253" draw:text-style-name="P30" svg:width="1.05cm" svg:height="0.867cm" svg:x="1.783cm" svg:y="6.809cm"><draw:text-box><text:p text:style-name="P19"><text:span text:style-name="T14">-2</text:span></text:p></draw:text-box></draw:frame><draw:frame draw:style-name="gr254" draw:text-style-name="P30" svg:width="1.05cm" svg:height="0.867cm" svg:x="3.244cm" svg:y="6.809cm"><draw:text-box><text:p text:style-name="P19"><text:span text:style-name="T14">-1</text:span></text:p></draw:text-box></draw:frame><draw:frame draw:style-name="gr255" draw:text-style-name="P30" svg:width="0.895cm" svg:height="0.867cm" svg:x="6.239cm" svg:y="6.809cm"><draw:text-box><text:p text:style-name="P19"><text:span text:style-name="T14">1</text:span></text:p></draw:text-box></draw:frame><draw:frame draw:style-name="gr256" draw:text-style-name="P30" svg:width="0.893cm" svg:height="0.867cm" svg:x="7.705cm" svg:y="6.809cm"><draw:text-box><text:p text:style-name="P19"><text:span text:style-name="T14">2</text:span></text:p></draw:text-box></draw:frame><draw:frame draw:style-name="gr257" draw:text-style-name="P30" svg:width="0.895cm" svg:height="0.867cm" svg:x="9.16cm" svg:y="6.809cm"><draw:text-box><text:p text:style-name="P19"><text:span text:style-name="T14">3</text:span></text:p></draw:text-box></draw:frame><draw:frame draw:style-name="gr258" draw:text-style-name="P30" svg:width="0.895cm" svg:height="0.867cm" svg:x="10.619cm" svg:y="6.809cm"><draw:text-box><text:p text:style-name="P19"><text:span text:style-name="T14">4</text:span></text:p></draw:text-box></draw:frame><draw:frame draw:style-name="gr259" draw:text-style-name="P30" svg:width="0.895cm" svg:height="0.867cm" svg:x="12.076cm" svg:y="6.809cm"><draw:text-box><text:p text:style-name="P19"><text:span text:style-name="T14">5</text:span></text:p></draw:text-box></draw:frame><draw:frame draw:style-name="gr260" draw:text-style-name="P30" svg:width="0.895cm" svg:height="0.867cm" svg:x="4.588cm" svg:y="6.809cm"><draw:text-box><text:p text:style-name="P19"><text:span text:style-name="T14">0</text:span></text:p></draw:text-box></draw:frame></draw:g><draw:g draw:style-name="gr12"><draw:frame draw:style-name="gr261" draw:text-style-name="P30" svg:width="1.049cm" svg:height="0.867cm" svg:x="4.411cm" svg:y="9.423cm"><draw:text-box><text:p text:style-name="P19"><text:span text:style-name="T14">-4</text:span></text:p></draw:text-box></draw:frame><draw:frame draw:style-name="gr262" draw:text-style-name="P30" svg:width="1.049cm" svg:height="0.865cm" svg:x="4.411cm" svg:y="7.962cm"><draw:text-box><text:p text:style-name="P19"><text:span text:style-name="T15">-</text:span><text:span text:style-name="T14">2</text:span></text:p></draw:text-box></draw:frame><draw:frame draw:style-name="gr263" draw:text-style-name="P30" svg:width="0.893cm" svg:height="0.865cm" svg:x="4.598cm" svg:y="5.039cm"><draw:text-box><text:p text:style-name="P19"><text:span text:style-name="T14">2</text:span></text:p></draw:text-box></draw:frame><draw:frame draw:style-name="gr264" draw:text-style-name="P30" svg:width="0.893cm" svg:height="0.865cm" svg:x="4.598cm" svg:y="3.577cm"><draw:text-box><text:p text:style-name="P19"><text:span text:style-name="T14">4</text:span></text:p></draw:text-box></draw:frame><draw:frame draw:style-name="gr265" draw:text-style-name="P30" svg:width="0.893cm" svg:height="0.865cm" svg:x="4.598cm" svg:y="2.117cm"><draw:text-box><text:p text:style-name="P19"><text:span text:style-name="T14">6</text:span></text:p></draw:text-box></draw:frame><draw:frame draw:style-name="gr266" draw:text-style-name="P30" svg:width="0.893cm" svg:height="0.867cm" svg:x="4.598cm" svg:y="0.656cm"><draw:text-box><text:p text:style-name="P19"><text:span text:style-name="T14">8</text:span></text:p></draw:text-box></draw:frame></draw:g><draw:line draw:style-name="gr267" draw:text-style-name="P29" svg:x1="0cm" svg:y1="6.904cm" svg:x2="13.129cm" svg:y2="6.904cm"><text:p/></draw:line><draw:frame draw:style-name="gr268" draw:text-style-name="P31" svg:width="0.726cm" svg:height="0.865cm" svg:x="12.993cm" svg:y="6.763cm"><draw:text-box><text:p text:style-name="P19"><text:span text:style-name="T16">x</text:span></text:p></draw:text-box></draw:frame><draw:line draw:style-name="gr269" draw:text-style-name="P29" svg:x1="5.106cm" svg:y1="10.556cm" svg:x2="5.106cm" svg:y2="0.334cm"><text:p/></draw:line><draw:frame draw:style-name="gr270" draw:text-style-name="P31" svg:width="0.459cm" svg:height="0.586cm" svg:x="4.831cm" svg:y="0cm"><draw:text-box><text:p text:style-name="P19"><text:span text:style-name="T16">y</text:span></text:p></draw:text-box></draw:frame><draw:line draw:style-name="gr271" draw:text-style-name="P32" svg:x1="0.725cm" svg:y1="6.824cm" svg:x2="0.725cm" svg:y2="6.993cm"><text:p/></draw:line><draw:line draw:style-name="gr272" draw:text-style-name="P32" svg:x1="2.19cm" svg:y1="6.824cm" svg:x2="2.19cm" svg:y2="6.993cm"><text:p/></draw:line><draw:line draw:style-name="gr273" draw:text-style-name="P32" svg:x1="3.646cm" svg:y1="6.824cm" svg:x2="3.646cm" svg:y2="6.993cm"><text:p/></draw:line><draw:line draw:style-name="gr274" draw:text-style-name="P32" svg:x1="6.562cm" svg:y1="6.824cm" svg:x2="6.562cm" svg:y2="6.993cm"><text:p/></draw:line><draw:line draw:style-name="gr275" draw:text-style-name="P32" svg:x1="8.019cm" svg:y1="6.824cm" svg:x2="8.019cm" svg:y2="6.993cm"><text:p/></draw:line><draw:line draw:style-name="gr276" draw:text-style-name="P32" svg:x1="9.479cm" svg:y1="6.824cm" svg:x2="9.479cm" svg:y2="6.993cm"><text:p/></draw:line><draw:line draw:style-name="gr277" draw:text-style-name="P32" svg:x1="10.94cm" svg:y1="6.824cm" svg:x2="10.94cm" svg:y2="6.993cm"><text:p/></draw:line><draw:line draw:style-name="gr278" draw:text-style-name="P32" svg:x1="12.4cm" svg:y1="6.824cm" svg:x2="12.4cm" svg:y2="6.993cm"><text:p/></draw:line><draw:line draw:style-name="gr279" draw:text-style-name="P32" svg:x1="5.038cm" svg:y1="1.065cm" svg:x2="5.179cm" svg:y2="1.065cm"><text:p/></draw:line><draw:line draw:style-name="gr280" draw:text-style-name="P32" svg:x1="5.038cm" svg:y1="2.525cm" svg:x2="5.179cm" svg:y2="2.525cm"><text:p/></draw:line><draw:line draw:style-name="gr281" draw:text-style-name="P32" svg:x1="5.038cm" svg:y1="3.986cm" svg:x2="5.179cm" svg:y2="3.986cm"><text:p/></draw:line><draw:line draw:style-name="gr282" draw:text-style-name="P32" svg:x1="5.038cm" svg:y1="5.44cm" svg:x2="5.179cm" svg:y2="5.44cm"><text:p/></draw:line><draw:line draw:style-name="gr283" draw:text-style-name="P32" svg:x1="5.038cm" svg:y1="8.365cm" svg:x2="5.179cm" svg:y2="8.365cm"><text:p/></draw:line><draw:line draw:style-name="gr284" draw:text-style-name="P32" svg:x1="5.038cm" svg:y1="9.83cm" svg:x2="5.179cm" svg:y2="9.83cm"><text:p/></draw:line></draw:g></text:p>
      <text:p text:style-name="Standard"/>
      <text:p text:style-name="Standard"/>
      <text:p text:style-name="P2"><draw:g text:anchor-type="as-char" draw:z-index="0" draw:style-name="gr1"><draw:frame draw:style-name="gr2" draw:text-style-name="P20" svg:width="0.927cm" svg:height="0.823cm" svg:x="8.05cm" svg:y="5.941cm"><draw:text-box><text:p text:style-name="P19"><text:span text:style-name="T4">2</text:span></text:p></draw:text-box></draw:frame><draw:frame draw:style-name="gr3" draw:text-style-name="P20" svg:width="0.752cm" svg:height="0.823cm" svg:x="5.256cm" svg:y="1.388cm"><draw:text-box><text:p text:style-name="P19"><text:span text:style-name="T4">9</text:span></text:p></draw:text-box></draw:frame><draw:line draw:style-name="gr4" draw:text-style-name="P21" svg:x1="0.001cm" svg:y1="5.974cm" svg:x2="11.649cm" svg:y2="5.974cm"><text:p/></draw:line><draw:frame draw:style-name="gr5" draw:text-style-name="P22" svg:width="0.322cm" svg:height="0.632cm" svg:x="11.22cm" svg:y="5.211cm"><draw:text-box><text:p text:style-name="P19"><text:span text:style-name="T5">x</text:span></text:p></draw:text-box></draw:frame><draw:frame draw:style-name="gr5" draw:text-style-name="P22" svg:width="0.322cm" svg:height="0.632cm" svg:x="5.394cm" svg:y="0cm"><draw:text-box><text:p text:style-name="P19"><text:span text:style-name="T5">y</text:span></text:p></draw:text-box></draw:frame><draw:line draw:style-name="gr6" draw:text-style-name="P21" svg:x1="8.414cm" svg:y1="5.974cm" svg:x2="8.414cm" svg:y2="4.113cm"><text:p/></draw:line><draw:line draw:style-name="gr7" draw:text-style-name="P21" svg:x1="5.825cm" svg:y1="4.113cm" svg:x2="8.413cm" svg:y2="4.113cm"><text:p/></draw:line><draw:line draw:style-name="gr8" draw:text-style-name="P21" svg:x1="5.875cm" svg:y1="5.507cm" svg:x2="5.775cm" svg:y2="5.507cm"><text:p/></draw:line><draw:line draw:style-name="gr8" draw:text-style-name="P21" svg:x1="5.875cm" svg:y1="5.042cm" svg:x2="5.775cm" svg:y2="5.042cm"><text:p/></draw:line><draw:line draw:style-name="gr8" draw:text-style-name="P21" svg:x1="5.875cm" svg:y1="4.577cm" svg:x2="5.775cm" svg:y2="4.577cm"><text:p/></draw:line><draw:line draw:style-name="gr8" draw:text-style-name="P21" svg:x1="5.875cm" svg:y1="4.113cm" svg:x2="5.775cm" svg:y2="4.113cm"><text:p/></draw:line><draw:line draw:style-name="gr8" draw:text-style-name="P21" svg:x1="5.875cm" svg:y1="3.645cm" svg:x2="5.775cm" svg:y2="3.645cm"><text:p/></draw:line><draw:line draw:style-name="gr8" draw:text-style-name="P21" svg:x1="5.875cm" svg:y1="3.18cm" svg:x2="5.775cm" svg:y2="3.18cm"><text:p/></draw:line><draw:line draw:style-name="gr8" draw:text-style-name="P21" svg:x1="5.875cm" svg:y1="2.716cm" svg:x2="5.775cm" svg:y2="2.716cm"><text:p/></draw:line><draw:line draw:style-name="gr8" draw:text-style-name="P21" svg:x1="5.875cm" svg:y1="2.252cm" svg:x2="5.775cm" svg:y2="2.252cm"><text:p/></draw:line><draw:line draw:style-name="gr8" draw:text-style-name="P21" svg:x1="5.875cm" svg:y1="1.784cm" svg:x2="5.775cm" svg:y2="1.784cm"><text:p/></draw:line><draw:line draw:style-name="gr8" draw:text-style-name="P21" svg:x1="5.875cm" svg:y1="1.319cm" svg:x2="5.775cm" svg:y2="1.319cm"><text:p/></draw:line><draw:line draw:style-name="gr8" draw:text-style-name="P21" svg:x1="5.875cm" svg:y1="0.855cm" svg:x2="5.775cm" svg:y2="0.855cm"><text:p/></draw:line><draw:line draw:style-name="gr8" draw:text-style-name="P21" svg:x1="5.875cm" svg:y1="0.388cm" svg:x2="5.775cm" svg:y2="0.388cm"><text:p/></draw:line><draw:line draw:style-name="gr9" draw:text-style-name="P21" svg:x1="5.825cm" svg:y1="6.204cm" svg:x2="5.825cm" svg:y2="0.154cm"><text:p/></draw:line><draw:line draw:style-name="gr10" draw:text-style-name="P21" svg:x1="5.825cm" svg:y1="4.064cm" svg:x2="5.825cm" svg:y2="4.157cm"><text:p/></draw:line><draw:line draw:style-name="gr6" draw:text-style-name="P21" svg:x1="1.943cm" svg:y1="1.784cm" svg:x2="9.708cm" svg:y2="1.784cm"><text:p/></draw:line><draw:line draw:style-name="gr11" draw:text-style-name="P21" svg:x1="1.943cm" svg:y1="1.784cm" svg:x2="1.943cm" svg:y2="5.972cm"><text:p/></draw:line><draw:line draw:style-name="gr11" draw:text-style-name="P21" svg:x1="9.708cm" svg:y1="1.784cm" svg:x2="9.708cm" svg:y2="5.972cm"><text:p/></draw:line><draw:g draw:style-name="gr12"><draw:line draw:style-name="gr13" draw:text-style-name="P21" svg:x1="0.65cm" svg:y1="6.048cm" svg:x2="0.65cm" svg:y2="5.898cm"><text:p/></draw:line><draw:line draw:style-name="gr13" draw:text-style-name="P21" svg:x1="1.944cm" svg:y1="6.048cm" svg:x2="1.944cm" svg:y2="5.898cm"><text:p/></draw:line><draw:line draw:style-name="gr13" draw:text-style-name="P21" svg:x1="3.238cm" svg:y1="6.048cm" svg:x2="3.238cm" svg:y2="5.898cm"><text:p/></draw:line><draw:line draw:style-name="gr13" draw:text-style-name="P21" svg:x1="4.531cm" svg:y1="6.048cm" svg:x2="4.531cm" svg:y2="5.898cm"><text:p/></draw:line><draw:line draw:style-name="gr13" draw:text-style-name="P21" svg:x1="7.12cm" svg:y1="6.048cm" svg:x2="7.12cm" svg:y2="5.898cm"><text:p/></draw:line><draw:line draw:style-name="gr13" draw:text-style-name="P21" svg:x1="8.413cm" svg:y1="6.048cm" svg:x2="8.413cm" svg:y2="5.898cm"><text:p/></draw:line><draw:line draw:style-name="gr13" draw:text-style-name="P21" svg:x1="9.707cm" svg:y1="6.048cm" svg:x2="9.707cm" svg:y2="5.898cm"><text:p/></draw:line><draw:line draw:style-name="gr13" draw:text-style-name="P21" svg:x1="11cm" svg:y1="6.048cm" svg:x2="11cm" svg:y2="5.898cm"><text:p/></draw:line><draw:line draw:style-name="gr10" draw:text-style-name="P21" svg:x1="8.283cm" svg:y1="5.974cm" svg:x2="8.542cm" svg:y2="5.974cm"><text:p/></draw:line><draw:line draw:style-name="gr10" draw:text-style-name="P21" svg:x1="2.073cm" svg:y1="5.974cm" svg:x2="1.814cm" svg:y2="5.974cm"><text:p/></draw:line><draw:line draw:style-name="gr10" draw:text-style-name="P21" svg:x1="9.837cm" svg:y1="5.974cm" svg:x2="9.578cm" svg:y2="5.974cm"><text:p/></draw:line></draw:g><draw:polyline draw:style-name="gr14" draw:text-style-name="P21" svg:width="9.118cm" svg:height="5.814cm" svg:x="1.249cm" svg:y="0.155cm" svg:viewBox="0 0 9119 5815" draw:points="0,0 116,292 233,577 349,854 466,1123 582,1386 699,1641 815,1888 932,2128 1048,2359 1165,2584 1281,2801 1398,3010 1514,3212 1631,3407 1747,3593 1864,3773 1980,3944 2097,4108 2213,4265 2330,4414 2446,4556 2563,4690 2679,4816 2795,4935 2912,5047 3028,5151 3145,5247 3261,5335 3378,5417 3494,5490 3611,5557 3727,5615 3844,5666 3960,5710 4077,5746 4193,5774 4310,5795 4426,5810 4543,5815 4576,5815 4693,5812 4809,5801 4926,5781 5042,5755 5159,5721 5275,5679 5392,5631 5508,5574 5625,5510 5741,5438 5858,5360 5974,5272 6090,5178 6207,5077 6323,4968 6440,4850 6556,4726 6673,4595 6789,4455 6906,4308 7022,4153 7139,3992 7255,3822 7372,3645 7488,3460 7605,3268 7721,3069 7838,2861 7954,2646 8071,2424 8187,2194 8304,1957 8420,1712 8537,1459 8653,1199 8769,931 8886,657 9002,374 9119,84"><text:p/></draw:polyline><draw:frame draw:style-name="gr15" draw:text-style-name="P23" svg:width="1.209cm" svg:height="0.643cm" svg:x="10.165cm" svg:y="0.57cm"><draw:text-box><text:p text:style-name="P19"><text:span text:style-name="T6">y </text:span><text:span text:style-name="T7">= </text:span><text:span text:style-name="T6">x</text:span><text:span text:style-name="T8">2</text:span></text:p></draw:text-box></draw:frame><draw:frame draw:style-name="gr16" draw:text-style-name="P23" svg:width="2.788cm" svg:height="0.826cm" svg:x="3.321cm" svg:y="3.715cm"><draw:text-box><text:p text:style-name="P19"><text:span text:style-name="T7">image de 2</text:span></text:p></draw:text-box></draw:frame><draw:frame draw:style-name="gr16" draw:text-style-name="P23" svg:width="3.675cm" svg:height="0.826cm" svg:x="0.123cm" svg:y="6.175cm"><draw:text-box><text:p text:style-name="P19"><text:span text:style-name="T7">antécédent de 9</text:span></text:p></draw:text-box></draw:frame><draw:frame draw:style-name="gr16" draw:text-style-name="P23" svg:width="3.673cm" svg:height="0.826cm" svg:x="8.795cm" svg:y="6.175cm"><draw:text-box><text:p text:style-name="P19"><text:span text:style-name="T7">antécédent de 9</text:span></text:p></draw:text-box></draw:frame></draw:g></text:p>
      <text:p text:style-name="P2"/>
      <text:p text:style-name="P2"/>
      <text:p text:style-name="P2"><text:span text:style-name="T2"><draw:g text:anchor-type="as-char" draw:z-index="2" draw:style-name="gr1"><draw:path draw:style-name="gr27" draw:text-style-name="P26" svg:width="0.001cm" svg:height="5.772cm" svg:x="0.96cm" svg:y="0cm" svg:viewBox="0 0 2 5773" svg:d="M0 0c0 2062 2 3710 2 5773"><text:p/></draw:path><draw:path draw:style-name="gr28" draw:text-style-name="P26" svg:width="8.557cm" svg:height="0.011cm" svg:x="0cm" svg:y="5.394cm" svg:viewBox="0 0 8558 12" svg:d="M0 12c2920 0 5638-12 8558-12"><text:p/></draw:path><draw:frame draw:style-name="gr29" draw:text-style-name="P27" svg:width="0.2cm" svg:height="0.408cm" svg:x="1.87cm" svg:y="5.554cm"><draw:text-box><text:p text:style-name="P19"><text:span text:style-name="T12">1</text:span></text:p></draw:text-box></draw:frame><draw:frame draw:style-name="gr29" draw:text-style-name="P27" svg:width="0.2cm" svg:height="0.408cm" svg:x="2.872cm" svg:y="5.554cm"><draw:text-box><text:p text:style-name="P19"><text:span text:style-name="T12">2</text:span></text:p></draw:text-box></draw:frame><draw:frame draw:style-name="gr29" draw:text-style-name="P27" svg:width="0.2cm" svg:height="0.408cm" svg:x="3.875cm" svg:y="5.554cm"><draw:text-box><text:p text:style-name="P19"><text:span text:style-name="T12">3</text:span></text:p></draw:text-box></draw:frame><draw:frame draw:style-name="gr29" draw:text-style-name="P27" svg:width="0.2cm" svg:height="0.408cm" svg:x="4.874cm" svg:y="5.554cm"><draw:text-box><text:p text:style-name="P19"><text:span text:style-name="T12">4</text:span></text:p></draw:text-box></draw:frame><draw:frame draw:style-name="gr29" draw:text-style-name="P27" svg:width="0.2cm" svg:height="0.408cm" svg:x="5.877cm" svg:y="5.554cm"><draw:text-box><text:p text:style-name="P19"><text:span text:style-name="T12">5</text:span></text:p></draw:text-box></draw:frame><draw:frame draw:style-name="gr29" draw:text-style-name="P27" svg:width="0.2cm" svg:height="0.408cm" svg:x="6.877cm" svg:y="5.554cm"><draw:text-box><text:p text:style-name="P19"><text:span text:style-name="T12">6</text:span></text:p></draw:text-box></draw:frame><draw:frame draw:style-name="gr29" draw:text-style-name="P27" svg:width="0.2cm" svg:height="0.408cm" svg:x="7.879cm" svg:y="5.554cm"><draw:text-box><text:p text:style-name="P19"><text:span text:style-name="T12">7</text:span></text:p></draw:text-box></draw:frame><draw:g draw:style-name="gr12"><draw:line draw:style-name="gr30" draw:text-style-name="P26" svg:x1="1.962cm" svg:y1="5.394cm" svg:x2="1.962cm" svg:y2="5.52cm"><text:p/></draw:line><draw:line draw:style-name="gr31" draw:text-style-name="P26" svg:x1="2.963cm" svg:y1="5.394cm" svg:x2="2.963cm" svg:y2="5.52cm"><text:p/></draw:line><draw:line draw:style-name="gr32" draw:text-style-name="P26" svg:x1="3.965cm" svg:y1="5.394cm" svg:x2="3.965cm" svg:y2="5.52cm"><text:p/></draw:line><draw:line draw:style-name="gr33" draw:text-style-name="P26" svg:x1="4.967cm" svg:y1="5.394cm" svg:x2="4.967cm" svg:y2="5.52cm"><text:p/></draw:line><draw:line draw:style-name="gr34" draw:text-style-name="P26" svg:x1="5.967cm" svg:y1="5.394cm" svg:x2="5.967cm" svg:y2="5.52cm"><text:p/></draw:line><draw:line draw:style-name="gr35" draw:text-style-name="P26" svg:x1="6.969cm" svg:y1="5.394cm" svg:x2="6.969cm" svg:y2="5.52cm"><text:p/></draw:line><draw:line draw:style-name="gr36" draw:text-style-name="P26" svg:x1="7.971cm" svg:y1="5.394cm" svg:x2="7.971cm" svg:y2="5.52cm"><text:p/></draw:line></draw:g><draw:frame draw:style-name="gr29" draw:text-style-name="P27" svg:width="0.2cm" svg:height="0.408cm" svg:x="0.607cm" svg:y="5.489cm"><draw:text-box><text:p text:style-name="P19"><text:span text:style-name="T12">0</text:span></text:p></draw:text-box></draw:frame><draw:frame draw:style-name="gr29" draw:text-style-name="P27" svg:width="0.2cm" svg:height="0.408cm" svg:x="0.596cm" svg:y="4.348cm"><draw:text-box><text:p text:style-name="P19"><text:span text:style-name="T12">1</text:span></text:p></draw:text-box></draw:frame><draw:frame draw:style-name="gr29" draw:text-style-name="P27" svg:width="0.2cm" svg:height="0.408cm" svg:x="0.596cm" svg:y="3.45cm"><draw:text-box><text:p text:style-name="P19"><text:span text:style-name="T12">2</text:span></text:p></draw:text-box></draw:frame><draw:frame draw:style-name="gr29" draw:text-style-name="P27" svg:width="0.2cm" svg:height="0.408cm" svg:x="0.596cm" svg:y="2.575cm"><draw:text-box><text:p text:style-name="P19"><text:span text:style-name="T12">3</text:span></text:p></draw:text-box></draw:frame><draw:frame draw:style-name="gr29" draw:text-style-name="P27" svg:width="0.2cm" svg:height="0.408cm" svg:x="0.596cm" svg:y="1.695cm"><draw:text-box><text:p text:style-name="P19"><text:span text:style-name="T12">4</text:span></text:p></draw:text-box></draw:frame><draw:frame draw:style-name="gr29" draw:text-style-name="P27" svg:width="0.2cm" svg:height="0.408cm" svg:x="0.596cm" svg:y="0.817cm"><draw:text-box><text:p text:style-name="P19"><text:span text:style-name="T12">5</text:span></text:p></draw:text-box></draw:frame><draw:g draw:style-name="gr12"><draw:line draw:style-name="gr37" draw:text-style-name="P26" svg:x1="0.849cm" svg:y1="4.515cm" svg:x2="0.96cm" svg:y2="4.515cm"><text:p/></draw:line><draw:line draw:style-name="gr38" draw:text-style-name="P26" svg:x1="0.849cm" svg:y1="3.637cm" svg:x2="0.96cm" svg:y2="3.637cm"><text:p/></draw:line><draw:line draw:style-name="gr39" draw:text-style-name="P26" svg:x1="0.849cm" svg:y1="2.759cm" svg:x2="0.96cm" svg:y2="2.759cm"><text:p/></draw:line><draw:line draw:style-name="gr40" draw:text-style-name="P26" svg:x1="0.849cm" svg:y1="1.88cm" svg:x2="0.96cm" svg:y2="1.88cm"><text:p/></draw:line><draw:line draw:style-name="gr41" draw:text-style-name="P26" svg:x1="0.849cm" svg:y1="1.002cm" svg:x2="0.96cm" svg:y2="1.002cm"><text:p/></draw:line></draw:g><draw:polyline draw:style-name="gr42" draw:text-style-name="P26" svg:width="0.637cm" svg:height="5.305cm" svg:x="0.96cm" svg:y="0.088cm" svg:viewBox="0 0 638 5306" draw:points="0,5306 6,5237 51,5086 96,4973 141,4860 186,4736 230,4594 275,4430 298,4335 320,4231 343,4117 365,3992 388,3851 410,3694 421,3608 433,3517 444,3420 455,3317 466,3208 478,3090 489,2965 500,2831 511,2687 522,2533 534,2367 539,2280 545,2189 550,2094 556,1996 562,1895 567,1788 573,1677 579,1562 584,1442 590,1317 595,1187 601,1050 607,908 612,759 618,603 623,441 629,271 632,182 635,92 638,0"><text:p/></draw:polyline><draw:polyline draw:style-name="gr43" draw:text-style-name="P26" svg:width="6.102cm" svg:height="5.241cm" svg:x="2.409cm" svg:y="0.095cm" svg:viewBox="0 0 6103 5242" draw:points="0,0 6,121 11,237 17,349 22,458 28,562 34,664 39,761 45,856 50,947 62,1122 73,1286 84,1439 95,1584 106,1720 118,1848 129,1969 140,2084 151,2193 163,2295 174,2393 185,2486 196,2573 219,2737 241,2886 264,3021 286,3144 309,3257 331,3361 354,3457 399,3626 443,3773 488,3900 533,4010 578,4107 623,4193 713,4337 803,4453 893,4548 983,4627 1072,4693 1162,4749 1252,4797 1342,4839 1432,4875 1521,4907 1611,4935 1701,4960 1791,4982 1881,5002 1971,5020 2061,5037 2150,5051 2240,5065 2330,5077 2420,5088 2510,5098 2599,5108 2689,5116 2779,5124 2869,5132 2959,5139 3049,5145 3139,5151 3228,5158 3318,5163 3408,5168 3498,5173 3588,5177 3678,5181 3767,5186 3857,5189 3947,5193 4037,5196 4127,5199 4217,5202 4306,5205 4396,5208 4486,5210 4576,5213 4666,5216 4756,5217 4845,5220 4935,5222 5025,5223 5115,5226 5205,5228 5294,5230 5384,5231 5474,5232 5564,5234 5654,5236 5744,5237 5834,5238 5924,5240 6013,5241 6103,5242"><text:p/></draw:polyline><draw:frame draw:style-name="gr44" draw:text-style-name="P28" svg:width="0.482cm" svg:height="0.586cm" svg:x="2.884cm" svg:y="3.02cm"><draw:text-box><text:p text:style-name="P19"><text:span text:style-name="T13">Cf</text:span></text:p></draw:text-box></draw:frame></draw:g></text:span><text:span text:style-name="T2"> <text:s text:c="6"/></text:span><text:span text:style-name="T2"><draw:g text:anchor-type="as-char" draw:z-index="1" draw:style-name="gr1"><draw:line draw:style-name="gr17" draw:text-style-name="P21" svg:x1="0.485cm" svg:y1="3.712cm" svg:x2="0.485cm" svg:y2="3.624cm"><text:p/></draw:line><draw:line draw:style-name="gr17" draw:text-style-name="P21" svg:x1="1.448cm" svg:y1="3.712cm" svg:x2="1.448cm" svg:y2="3.624cm"><text:p/></draw:line><draw:line draw:style-name="gr17" draw:text-style-name="P21" svg:x1="2.412cm" svg:y1="3.712cm" svg:x2="2.412cm" svg:y2="3.624cm"><text:p/></draw:line><draw:line draw:style-name="gr17" draw:text-style-name="P21" svg:x1="3.378cm" svg:y1="3.712cm" svg:x2="3.378cm" svg:y2="3.624cm"><text:p/></draw:line><draw:frame draw:style-name="gr18" draw:text-style-name="P24" svg:width="0.884cm" svg:height="0.854cm" svg:x="3.616cm" svg:y="3.535cm"><draw:text-box><text:p text:style-name="P19"><text:span text:style-name="T9">0</text:span></text:p></draw:text-box></draw:frame><draw:line draw:style-name="gr17" draw:text-style-name="P21" svg:x1="5.306cm" svg:y1="3.712cm" svg:x2="5.306cm" svg:y2="3.624cm"><text:p/></draw:line><draw:line draw:style-name="gr17" draw:text-style-name="P21" svg:x1="6.269cm" svg:y1="3.712cm" svg:x2="6.269cm" svg:y2="3.624cm"><text:p/></draw:line><draw:line draw:style-name="gr17" draw:text-style-name="P21" svg:x1="7.233cm" svg:y1="3.712cm" svg:x2="7.233cm" svg:y2="3.624cm"><text:p/></draw:line><draw:line draw:style-name="gr17" draw:text-style-name="P21" svg:x1="8.197cm" svg:y1="3.712cm" svg:x2="8.197cm" svg:y2="3.624cm"><text:p/></draw:line><draw:line draw:style-name="gr17" draw:text-style-name="P21" svg:x1="4.437cm" svg:y1="5.443cm" svg:x2="4.244cm" svg:y2="5.443cm"><text:p/></draw:line><draw:line draw:style-name="gr17" draw:text-style-name="P21" svg:x1="4.437cm" svg:y1="5.002cm" svg:x2="4.244cm" svg:y2="5.002cm"><text:p/></draw:line><draw:line draw:style-name="gr17" draw:text-style-name="P21" svg:x1="4.437cm" svg:y1="4.554cm" svg:x2="4.244cm" svg:y2="4.554cm"><text:p/></draw:line><draw:line draw:style-name="gr17" draw:text-style-name="P21" svg:x1="4.437cm" svg:y1="4.103cm" svg:x2="4.244cm" svg:y2="4.103cm"><text:p/></draw:line><draw:line draw:style-name="gr17" draw:text-style-name="P21" svg:x1="4.437cm" svg:y1="3.224cm" svg:x2="4.244cm" svg:y2="3.224cm"><text:p/></draw:line><draw:line draw:style-name="gr17" draw:text-style-name="P21" svg:x1="4.437cm" svg:y1="2.78cm" svg:x2="4.244cm" svg:y2="2.78cm"><text:p/></draw:line><draw:line draw:style-name="gr17" draw:text-style-name="P21" svg:x1="4.437cm" svg:y1="2.335cm" svg:x2="4.244cm" svg:y2="2.335cm"><text:p/></draw:line><draw:line draw:style-name="gr17" draw:text-style-name="P21" svg:x1="4.437cm" svg:y1="1.896cm" svg:x2="4.244cm" svg:y2="1.896cm"><text:p/></draw:line><draw:line draw:style-name="gr17" draw:text-style-name="P21" svg:x1="4.437cm" svg:y1="1.449cm" svg:x2="4.244cm" svg:y2="1.449cm"><text:p/></draw:line><draw:line draw:style-name="gr17" draw:text-style-name="P21" svg:x1="4.437cm" svg:y1="1.006cm" svg:x2="4.244cm" svg:y2="1.006cm"><text:p/></draw:line><draw:frame draw:style-name="gr19" draw:text-style-name="P24" svg:width="1.038cm" svg:height="0.854cm" svg:x="3.484cm" svg:y="4.997cm"><draw:text-box><text:p text:style-name="P19"><text:span text:style-name="T9">-4</text:span></text:p></draw:text-box></draw:frame><draw:frame draw:style-name="gr20" draw:text-style-name="P24" svg:width="1.038cm" svg:height="0.856cm" svg:x="3.484cm" svg:y="4.112cm"><draw:text-box><text:p text:style-name="P19"><text:span text:style-name="T9">-2</text:span></text:p></draw:text-box></draw:frame><draw:frame draw:style-name="gr18" draw:text-style-name="P24" svg:width="0.884cm" svg:height="0.854cm" svg:x="3.632cm" svg:y="2.339cm"><draw:text-box><text:p text:style-name="P19"><text:span text:style-name="T9">2</text:span></text:p></draw:text-box></draw:frame><draw:frame draw:style-name="gr18" draw:text-style-name="P24" svg:width="0.884cm" svg:height="0.854cm" svg:x="3.632cm" svg:y="1.45cm"><draw:text-box><text:p text:style-name="P19"><text:span text:style-name="T9">4</text:span></text:p></draw:text-box></draw:frame><draw:frame draw:style-name="gr18" draw:text-style-name="P24" svg:width="0.884cm" svg:height="0.854cm" svg:x="3.632cm" svg:y="0.566cm"><draw:text-box><text:p text:style-name="P19"><text:span text:style-name="T9">6</text:span></text:p></draw:text-box></draw:frame><draw:line draw:style-name="gr21" draw:text-style-name="P21" svg:x1="0.003cm" svg:y1="3.669cm" svg:x2="8.68cm" svg:y2="3.669cm"><text:p/></draw:line><draw:frame draw:style-name="gr19" draw:text-style-name="P24" svg:width="1.038cm" svg:height="0.854cm" svg:x="0cm" svg:y="3.535cm"><draw:text-box><text:p text:style-name="P19"><text:span text:style-name="T9">-4</text:span></text:p></draw:text-box></draw:frame><draw:frame draw:style-name="gr19" draw:text-style-name="P24" svg:width="1.038cm" svg:height="0.854cm" svg:x="0.942cm" svg:y="3.535cm"><draw:text-box><text:p text:style-name="P19"><text:span text:style-name="T9">-3</text:span></text:p></draw:text-box></draw:frame><draw:frame draw:style-name="gr19" draw:text-style-name="P24" svg:width="1.038cm" svg:height="0.854cm" svg:x="1.9cm" svg:y="3.535cm"><draw:text-box><text:p text:style-name="P19"><text:span text:style-name="T9">-2</text:span></text:p></draw:text-box></draw:frame><draw:frame draw:style-name="gr22" draw:text-style-name="P24" svg:width="1.036cm" svg:height="0.854cm" svg:x="2.896cm" svg:y="3.535cm"><draw:text-box><text:p text:style-name="P19"><text:span text:style-name="T9">-1</text:span></text:p></draw:text-box></draw:frame><draw:frame draw:style-name="gr18" draw:text-style-name="P24" svg:width="0.884cm" svg:height="0.854cm" svg:x="4.893cm" svg:y="3.535cm"><draw:text-box><text:p text:style-name="P19"><text:span text:style-name="T9">1</text:span></text:p></draw:text-box></draw:frame><draw:frame draw:style-name="gr18" draw:text-style-name="P24" svg:width="0.884cm" svg:height="0.854cm" svg:x="5.84cm" svg:y="3.535cm"><draw:text-box><text:p text:style-name="P19"><text:span text:style-name="T9">2</text:span></text:p></draw:text-box></draw:frame><draw:frame draw:style-name="gr18" draw:text-style-name="P24" svg:width="0.884cm" svg:height="0.854cm" svg:x="6.803cm" svg:y="3.535cm"><draw:text-box><text:p text:style-name="P19"><text:span text:style-name="T9">3</text:span></text:p></draw:text-box></draw:frame><draw:frame draw:style-name="gr18" draw:text-style-name="P24" svg:width="0.884cm" svg:height="0.854cm" svg:x="7.766cm" svg:y="3.535cm"><draw:text-box><text:p text:style-name="P19"><text:span text:style-name="T9">4</text:span></text:p></draw:text-box></draw:frame><draw:frame draw:style-name="gr23" draw:text-style-name="P22" svg:width="0.86cm" svg:height="0.854cm" svg:x="8.259cm" svg:y="3.535cm"><draw:text-box><text:p text:style-name="P19"><text:span text:style-name="T10">x</text:span></text:p></draw:text-box></draw:frame><draw:line draw:style-name="gr21" draw:text-style-name="P21" svg:x1="4.342cm" svg:y1="5.615cm" svg:x2="4.342cm" svg:y2="0.42cm"><text:p/></draw:line><draw:frame draw:style-name="gr24" draw:text-style-name="P22" svg:width="0.336cm" svg:height="0.606cm" svg:x="3.907cm" svg:y="0.076cm"><draw:text-box><text:p text:style-name="P19"><text:span text:style-name="T10">y</text:span></text:p></draw:text-box></draw:frame><draw:polyline draw:style-name="gr17" draw:text-style-name="P21" svg:width="5.771cm" svg:height="3.994cm" svg:x="1.451cm" svg:y="0.561cm" svg:viewBox="0 0 5772 3995" draw:points="0,0 114,314 200,541 287,760 374,972 461,1177 547,1375 634,1566 721,1749 808,1925 894,2094 981,2255 1068,2410 1155,2557 1242,2697 1328,2830 1415,2957 1502,3075 1675,3290 1849,3477 2023,3635 2196,3765 2369,3866 2543,3937 2717,3980 2890,3995 2890,3995 3063,3980 3237,3937 3411,3866 3585,3765 3757,3635 3931,3478 4105,3290 4279,3075 4452,2831 4625,2557 4712,2410 4799,2256 4886,2094 4973,1925 5060,1749 5147,1566 5232,1375 5319,1178 5406,973 5493,762 5580,542 5667,315 5772,8"><text:p/></draw:polyline><draw:line draw:style-name="gr17" draw:text-style-name="P21" svg:x1="0.003cm" svg:y1="5.147cm" svg:x2="8.68cm" svg:y2="2.485cm"><text:p/></draw:line><draw:frame draw:style-name="gr25" draw:text-style-name="P25" svg:width="0.563cm" svg:height="0.879cm" svg:x="6.606cm" svg:y="0cm"><draw:text-box><text:p text:style-name="P19"><text:span text:style-name="T11">Cf</text:span></text:p></draw:text-box></draw:frame><draw:frame draw:style-name="gr26" draw:text-style-name="P25" svg:width="0.668cm" svg:height="0.879cm" svg:x="8.027cm" svg:y="1.849cm"><draw:text-box><text:p text:style-name="P19"><text:span text:style-name="T11">Cg</text:span></text:p></draw:text-box></draw:frame></draw: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3" svg:font-family="Mangal"/>
    <style:font-face style:name="OpenSymbol" svg:font-family="OpenSymbol"/>
    <style:font-face style:name="Times New Roman2" svg:font-family="'Times New Roman'" style:font-family-generic="roman"/>
    <style:font-face style:name="Times New Roman3" svg:font-family="'Times New Roman'" style:font-adornments="Normal" style:font-family-generic="roman"/>
    <style:font-face style:name="Arial2" svg:font-family="Arial" style:font-family-generic="roman" style:font-pitch="variable"/>
    <style:font-face style:name="Liberation Sans" svg:font-family="'Liberation Sans'"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Helvetica" svg:font-family="Helvetica" style:font-family-generic="swiss" style:font-pitch="variable"/>
    <style:font-face style:name="Mangal2" svg:font-family="Mangal" style:font-family-generic="swiss" style:font-pitch="variable"/>
    <style:font-face style:name="SimSun2" svg:font-family="SimSun"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0" draw:display-name="Dashed (var) 20"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2" draw:display-name="Dashed (var) 22" draw:style="rect" draw:dots1="1" draw:dots1-length="0.003cm" draw:dots2="1" draw:dots2-length="0.003cm" draw:distance="0.003cm"/>
    <draw:stroke-dash draw:name="Dashed_20__28_var_29__20_23" draw:display-name="Dashed (var) 23" draw:style="rect" draw:dots1="1" draw:dots1-length="0.003cm" draw:dots2="1" draw:dots2-length="0.003cm" draw:distance="0.003cm"/>
    <draw:stroke-dash draw:name="Dashed_20__28_var_29__20_24" draw:display-name="Dashed (var) 24" draw:style="rect" draw:dots1="1" draw:dots1-length="0.003cm" draw:dots2="1" draw:dots2-length="0.003cm" draw:distance="0.003cm"/>
    <draw:stroke-dash draw:name="Dashed_20__28_var_29__20_25" draw:display-name="Dashed (var) 25" draw:style="rect" draw:dots1="1" draw:dots1-length="0.003cm" draw:dots2="1" draw:dots2-length="0.003cm" draw:distance="0.003cm"/>
    <draw:stroke-dash draw:name="Dashed_20__28_var_29__20_26" draw:display-name="Dashed (var) 26" draw:style="rect" draw:dots1="1" draw:dots1-length="0.003cm" draw:dots2="1" draw:dots2-length="0.003cm" draw:distance="0.003cm"/>
    <draw:stroke-dash draw:name="Dashed_20__28_var_29__20_27" draw:display-name="Dashed (var) 27" draw:style="rect" draw:dots1="1" draw:dots1-length="0.003cm" draw:dots2="1" draw:dots2-length="0.003cm" draw:distance="0.003cm"/>
    <draw:stroke-dash draw:name="Dashed_20__28_var_29__20_28" draw:display-name="Dashed (var) 28" draw:style="rect" draw:dots1="1" draw:dots1-length="0.003cm" draw:dots2="1" draw:dots2-length="0.003cm" draw:distance="0.003cm"/>
    <draw:stroke-dash draw:name="Dashed_20__28_var_29__20_29" draw:display-name="Dashed (var) 29" draw:style="rect" draw:dots1="1" draw:dots1-length="0.003cm" draw:dots2="1" draw:dots2-length="0.003cm" draw:distance="0.003cm"/>
    <draw:stroke-dash draw:name="Dashed_20__28_var_29__20_30" draw:display-name="Dashed (var) 30" draw:style="rect" draw:dots1="1" draw:dots1-length="0.003cm" draw:dots2="1" draw:dots2-length="0.003cm" draw:distance="0.003cm"/>
    <draw:stroke-dash draw:name="Dashed_20__28_var_29__20_31" draw:display-name="Dashed (var) 31" draw:style="rect" draw:dots1="1" draw:dots1-length="0.003cm" draw:dots2="1" draw:dots2-length="0.003cm" draw:distance="0.003cm"/>
    <draw:stroke-dash draw:name="Dashed_20__28_var_29__20_32" draw:display-name="Dashed (var) 32" draw:style="rect" draw:dots1="1" draw:dots1-length="0.003cm" draw:dots2="1" draw:dots2-length="0.003cm" draw:distance="0.003cm"/>
    <draw:stroke-dash draw:name="Dashed_20__28_var_29__20_33" draw:display-name="Dashed (var) 33" draw:style="rect" draw:dots1="1" draw:dots1-length="0.003cm" draw:dots2="1" draw:dots2-length="0.003cm" draw:distance="0.003cm"/>
    <draw:stroke-dash draw:name="Dashed_20__28_var_29__20_34" draw:display-name="Dashed (var) 34" draw:style="rect" draw:dots1="1" draw:dots1-length="0.003cm" draw:dots2="1" draw:dots2-length="0.003cm" draw:distance="0.003cm"/>
    <draw:stroke-dash draw:name="Dashed_20__28_var_29__20_4" draw:display-name="Dashed (var) 4" draw:style="rect" draw:dots1="1" draw:dots1-length="0.003cm" draw:dots2="1" draw:dots2-length="0.003cm" draw:distance="0.003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 fo:font-family="Arial" style:font-family-generic="swiss" style:font-pitch="variable"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loext:contextual-spacing="false" fo:padding="0cm" fo:border="none" style:shadow="none"/>
      <style:text-properties fo:text-transform="uppercase" style:font-name="Arial1"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199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top="0cm" fo:margin-bottom="0.101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List_20_1" style:display-name="List 1">
      <text:list-level-style-bullet text:level="1" text:style-name="Numbering_20_Symbols" text:bullet-char="●">
        <style:list-level-properties text:min-label-width="0.499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99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99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99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99cm"/>
        <style:text-properties fo:font-family="Tahoma" style:font-style-name="Normal" style:font-family-generic="swiss" style:font-pitch="variable"/>
      </text:list-level-style-bullet>
      <text:list-level-style-bullet text:level="6" text:style-name="Numbering_20_Symbols" text:bullet-char="●">
        <style:list-level-properties text:space-before="2cm" text:min-label-width="0.499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99cm"/>
        <style:text-properties fo:font-family="Tahoma" style:font-style-name="Normal" style:font-family-generic="swiss" style:font-pitch="variable"/>
      </text:list-level-style-bullet>
      <text:list-level-style-bullet text:level="8" text:style-name="Numbering_20_Symbols" text:bullet-char="●">
        <style:list-level-properties text:space-before="2.799cm" text:min-label-width="0.499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99cm"/>
        <style:text-properties fo:font-family="Tahoma" style:font-style-name="Normal" style:font-family-generic="swiss" style:font-pitch="variable"/>
      </text:list-level-style-bullet>
      <text:list-level-style-bullet text:level="10" text:style-name="Numbering_20_Symbols" text:bullet-char="●">
        <style:list-level-properties text:space-before="3.6cm" text:min-label-width="0.499cm"/>
        <style:text-properties fo:font-family="Tahoma" style:font-style-name="Normal" style:font-family-generic="swiss" style:font-pitch="variable"/>
      </text:list-level-style-bullet>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1T10:06:38.24</meta:creation-date>
    <meta:editing-duration>PT22H57M8S</meta:editing-duration>
    <meta:editing-cycles>115</meta:editing-cycles>
    <meta:generator>LibreOffice/5.1.5.2$Windows_x86 LibreOffice_project/7a864d8825610a8c07cfc3bc01dd4fce6a9447e5</meta:generator>
    <meta:initial-creator>Véronique et Thibaud FONTANET</meta:initial-creator>
    <dc:date>2016-11-15T12:08:23.556000000</dc:date>
    <meta:print-date>2014-11-20T00:13:21.445000000</meta:print-date>
    <meta:document-statistic meta:table-count="0" meta:image-count="0" meta:object-count="0" meta:page-count="1" meta:paragraph-count="3" meta:word-count="0" meta:character-count="7" meta:non-whitespace-character-count="0"/>
  </office:meta>
</office:document-meta>
</file>